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DejaVu Sans Mono" svg:font-family="'DejaVu Sans Mono'"/>
    <style:font-face style:name="Arial" svg:font-family="Arial" style:font-family-generic="roman" style:font-pitch="variable"/>
    <style:font-face style:name="DejaVu Sans Mono1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3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loext:graphic-properties draw:fill-color="#ffffff"/>
      <style:paragraph-properties fo:line-height="100%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text-properties style:font-name="TimesNew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loext:graphic-properties draw:fill-color="#ffffff"/>
      <style:paragraph-properties fo:line-height="100%" fo:text-align="justify" style:justify-single-word="false" fo:orphans="0" fo:widows="0"/>
    </style:style>
    <style:style style:name="P6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officeooo:paragraph-rsid="00165c1e"/>
    </style:style>
    <style:style style:name="P7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officeooo:paragraph-rsid="0016c48f"/>
    </style:style>
    <style:style style:name="P8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fo:color="#000000" style:font-name="Times New Roman" fo:font-size="14pt" fo:font-weight="normal" officeooo:rsid="00165c1e" officeooo:paragraph-rsid="00165c1e" style:font-name-asian="Times New Roman1" style:font-size-asian="14pt" style:font-weight-asian="normal" style:font-name-complex="Times New Roman1" style:font-size-complex="14pt" style:font-weight-complex="normal"/>
    </style:style>
    <style:style style:name="P9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0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font-weight="bold" fo:background-color="#ffffff" style:font-name-asian="Times New Roman1" style:font-size-asian="20pt" style:font-weight-asian="bold" style:font-name-complex="Times New Roman1" style:font-size-complex="20pt"/>
    </style:style>
    <style:style style:name="P12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background-color="#ffffff" style:font-name-asian="Times New Roman1" style:font-size-asian="20pt" style:font-name-complex="Times New Roman1" style:font-size-complex="20pt"/>
    </style:style>
    <style:style style:name="P13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14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5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6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reak-before="pag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7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</style:style>
    <style:style style:name="P18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0cm" style:auto-text-indent="false"/>
      <style:text-properties style:font-name="Times New Roman" fo:font-size="14pt" fo:font-weight="bold" officeooo:paragraph-rsid="00165c1e" style:font-name-asian="Times New Roman1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4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</style:style>
    <style:style style:name="P25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officeooo:paragraph-rsid="00165c1e"/>
    </style:style>
    <style:style style:name="P26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7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style:font-name="Times New Roman" fo:font-size="14pt" officeooo:rsid="00165c1e" officeooo:paragraph-rsid="00165c1e" style:font-name-asian="Times New Roman1" style:font-size-asian="14pt" style:font-name-complex="Times New Roman1" style:font-size-complex="14pt"/>
    </style:style>
    <style:style style:name="P28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9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officeooo:paragraph-rsid="00165c1e" style:font-name-asian="Times New Roman1" style:font-size-asian="14pt" style:font-weight-asian="bold" style:font-name-complex="Times New Roman1" style:font-size-complex="14pt"/>
    </style:style>
    <style:style style:name="P30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3cm" style:auto-text-indent="false" style:writing-mode="lr-tb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1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3cm" style:auto-text-indent="false" style:writing-mode="lr-tb"/>
      <style:text-properties style:font-name="Times New Roman" fo:font-size="14pt" fo:font-weight="normal" officeooo:paragraph-rsid="00165c1e" style:font-name-asian="Times New Roman1" style:font-size-asian="14pt" style:font-weight-asian="normal" style:font-name-complex="Times New Roman1" style:font-size-complex="14pt" style:font-weight-complex="normal"/>
    </style:style>
    <style:style style:name="P32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199cm" style:auto-text-indent="false" style:writing-mode="lr-tb"/>
      <style:text-properties style:font-name="Times New Roman" fo:font-size="14pt" officeooo:rsid="0015efd5" officeooo:paragraph-rsid="0015efd5" style:font-name-asian="Times New Roman1" style:font-size-asian="14pt" style:font-name-complex="Times New Roman1" style:font-size-complex="14pt"/>
    </style:style>
    <style:style style:name="P33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5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Times New Roman" fo:font-size="14pt" fo:font-weight="normal" officeooo:paragraph-rsid="00165c1e" style:font-name-asian="Times New Roman1" style:font-size-asian="14pt" style:font-weight-asian="normal" style:font-name-complex="Times New Roman1" style:font-size-complex="14pt" style:font-weight-complex="normal"/>
    </style:style>
    <style:style style:name="P3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37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/>
    </style:style>
    <style:style style:name="P38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 officeooo:paragraph-rsid="00165c1e"/>
    </style:style>
    <style:style style:name="P39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 officeooo:paragraph-rsid="0016c48f"/>
    </style:style>
    <style:style style:name="P4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officeooo:paragraph-rsid="00165c1e"/>
    </style:style>
    <style:style style:name="P4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4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65c1e"/>
    </style:style>
    <style:style style:name="P4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tyle="italic"/>
    </style:style>
    <style:style style:name="P44" style:family="paragraph" style:parent-style-name="Preformatted_20_Text">
      <loext:graphic-properties draw:fill="solid" draw:fill-color="#ffffff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4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46" style:family="paragraph" style:parent-style-name="Standard" style:master-pag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style:page-number="1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47" style:family="paragraph" style:parent-style-name="Standard" style:list-style-name="L1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officeooo:rsid="0015e205" officeooo:paragraph-rsid="0015e205" style:font-name-asian="Times New Roman1" style:font-size-asian="14pt" style:font-name-complex="Times New Roman1" style:font-size-complex="14pt"/>
    </style:style>
    <style:style style:name="P48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9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fo:font-weight="bold" officeooo:rsid="0016cf62" officeooo:paragraph-rsid="0016cf62" style:font-name-asian="Times New Roman1" style:font-size-asian="14pt" style:font-weight-asian="bold" style:font-name-complex="Times New Roman1" style:font-size-complex="14pt" style:font-weight-complex="bold"/>
    </style:style>
    <style:style style:name="P50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</style:style>
    <style:style style:name="P51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  <style:text-properties fo:color="#000000" style:font-name="Times New Roman" fo:font-size="14pt" fo:font-weight="normal" officeooo:paragraph-rsid="0015efd5" style:font-name-asian="Times New Roman1" style:font-size-asian="14pt" style:font-weight-asian="normal" style:font-name-complex="Times New Roman1" style:font-size-complex="14pt" style:font-weight-complex="normal"/>
    </style:style>
    <style:style style:name="P52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  <style:text-properties fo:color="#000000" style:font-name="Times New Roman" fo:font-size="14pt" fo:font-weight="normal" officeooo:rsid="0015efd5" officeooo:paragraph-rsid="0015efd5" style:font-name-asian="Times New Roman1" style:font-size-asian="14pt" style:font-weight-asian="normal" style:font-name-complex="Times New Roman1" style:font-size-complex="14pt" style:font-weight-complex="normal"/>
    </style:style>
    <style:style style:name="P53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  <style:text-properties fo:color="#000000" style:font-name="Times New Roman" fo:font-size="14pt" fo:font-weight="normal" officeooo:rsid="00165c1e" officeooo:paragraph-rsid="00165c1e" style:font-name-asian="Times New Roman1" style:font-size-asian="14pt" style:font-weight-asian="normal" style:font-name-complex="Times New Roman1" style:font-size-complex="14pt" style:font-weight-complex="normal"/>
    </style:style>
    <style:style style:name="P54" style:family="paragraph" style:parent-style-name="Standard" style:list-style-name="WWNum2">
      <loext:graphic-properties draw:fill-color="#ffffff"/>
      <style:paragraph-properties fo:margin-left="1.27cm" fo:margin-right="0cm" fo:line-height="100%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5" style:family="paragraph" style:parent-style-name="Standard" style:list-style-name="WWNum2">
      <loext:graphic-properties draw:fill-color="#ffffff"/>
      <style:paragraph-properties fo:margin-left="1.27cm" fo:margin-right="0cm" fo:line-height="100%" fo:text-align="justify" style:justify-single-word="false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6" style:family="paragraph" style:parent-style-name="Standard" style:list-style-name="WWNum2">
      <style:paragraph-properties fo:margin-left="1.27cm" fo:margin-right="0cm" fo:margin-top="0.423cm" fo:margin-bottom="0.423cm" loext:contextual-spacing="false" fo:line-height="100%" fo:text-align="justify" style:justify-single-word="false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7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27cm" style:auto-text-indent="false"/>
      <style:text-properties style:font-name="Times New Roman" fo:font-size="14pt" officeooo:rsid="0015e205" officeooo:paragraph-rsid="0015e205" style:font-name-asian="Times New Roman1" style:font-size-asian="14pt" style:font-name-complex="Times New Roman1" style:font-size-complex="14pt"/>
    </style:style>
    <style:style style:name="P58" style:family="paragraph" style:parent-style-name="Standard" style:list-style-name="L1" style:master-page-name="">
      <loext:graphic-properties draw:fill="none" draw:fill-color="#ffffff"/>
      <style:paragraph-properties fo:margin-left="0cm" fo:margin-right="0cm" fo:line-height="100%" fo:text-align="justify" style:justify-single-word="false" fo:orphans="0" fo:widows="0" fo:text-indent="0.4cm" style:auto-text-indent="false" style:page-number="auto" fo:background-color="transparent" style:writing-mode="lr-tb">
        <style:tab-stops>
          <style:tab-stop style:position="1.296cm"/>
        </style:tab-stops>
      </style:paragraph-properties>
      <style:text-properties officeooo:rsid="0015e205" officeooo:paragraph-rsid="0015e205"/>
    </style:style>
    <style:style style:name="P59" style:family="paragraph" style:parent-style-name="Standard" style:list-style-name="WWNum2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officeooo:paragraph-rsid="0015efd5" style:font-name-asian="Times New Roman1" style:font-size-asian="14pt" style:font-weight-asian="bold" style:font-name-complex="Times New Roman1" style:font-size-complex="14pt"/>
    </style:style>
    <style:style style:name="P60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pt" fo:font-weight="bold" officeooo:paragraph-rsid="00165c1e" style:font-name-asian="Times New Roman1" style:font-size-asian="10pt" style:font-weight-asian="bold" style:font-name-complex="Times New Roman1" style:font-size-complex="10pt" style:font-weight-complex="bold"/>
    </style:style>
    <style:style style:name="P62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1" fo:font-size="10pt" fo:font-weight="bold" officeooo:paragraph-rsid="00165c1e" style:font-name-asian="Times New Roman1" style:font-size-asian="10pt" style:font-weight-asian="bold" style:font-name-complex="Times New Roman1" style:font-size-complex="10pt" style:font-weight-complex="bold"/>
    </style:style>
    <style:style style:name="P63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1" fo:font-size="10pt" fo:font-weight="bold" officeooo:paragraph-rsid="0016c48f" style:font-name-asian="Times New Roman1" style:font-size-asian="10pt" style:font-weight-asian="bold" style:font-name-complex="Times New Roman1" style:font-size-complex="10pt" style:font-weight-complex="bold"/>
    </style:style>
    <style:style style:name="P64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808080" style:font-name="DejaVu Sans Mono1" fo:font-size="10pt" fo:font-style="italic" fo:font-weight="bold" officeooo:paragraph-rsid="0016c48f" style:font-name-asian="Times New Roman1" style:font-size-asian="10pt" style:font-weight-asian="bold" style:font-name-complex="Times New Roman1" style:font-size-complex="10pt" style:font-weight-complex="bold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165c1e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font-weight="bold" officeooo:rsid="00165c1e" style:font-name-asian="Times New Roman1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officeooo:rsid="0016c48f" style:font-name-asian="Times New Roman1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15efd5" style:font-name-asian="Times New Roman1" style:font-size-asian="14pt" style:font-name-complex="Times New Roman1" style:font-size-complex="14pt"/>
    </style:style>
    <style:style style:name="T8" style:family="text">
      <style:text-properties fo:color="#1155cc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9" style:family="text">
      <style:text-properties fo:color="#1155cc" style:font-name="Times New Roman" fo:font-size="14pt" style:text-underline-style="solid" style:text-underline-width="auto" style:text-underline-color="font-color" officeooo:rsid="0015e205" style:font-name-asian="Times New Roman1" style:font-size-asian="14pt" style:font-name-complex="Times New Roman1" style:font-size-complex="14pt"/>
    </style:style>
    <style:style style:name="T10" style:family="text">
      <style:text-properties fo:color="#000000" style:font-name="Times New Roman" fo:font-size="14pt" fo:font-weight="normal" officeooo:rsid="0015efd5" style:font-name-asian="Times New Roman1" style:font-size-asian="14pt" style:font-weight-asian="normal" style:font-name-complex="Times New Roman1" style:font-size-complex="14pt" style:font-weight-complex="normal"/>
    </style:style>
    <style:style style:name="T11" style:family="text">
      <style:text-properties fo:color="#808000"/>
    </style:style>
    <style:style style:name="T12" style:family="text">
      <style:text-properties fo:color="#808000" style:font-name="DejaVu Sans Mono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13" style:family="text">
      <style:text-properties fo:color="#008000" style:font-name="DejaVu Sans Mono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14" style:family="text">
      <style:text-properties fo:color="#008000" fo:font-weight="bold"/>
    </style:style>
    <style:style style:name="T15" style:family="text">
      <style:text-properties fo:color="#008000" style:font-name="DejaVu Sans Mono" fo:font-weight="bold"/>
    </style:style>
    <style:style style:name="T16" style:family="text">
      <style:text-properties fo:color="#000080"/>
    </style:style>
    <style:style style:name="T17" style:family="text">
      <style:text-properties fo:color="#000080" fo:font-weight="bold"/>
    </style:style>
    <style:style style:name="T18" style:family="text">
      <style:text-properties fo:color="#000080" style:font-name="DejaVu Sans Mono" fo:font-weight="bold"/>
    </style:style>
    <style:style style:name="T19" style:family="text">
      <style:text-properties fo:color="#008080"/>
    </style:style>
    <style:style style:name="T20" style:family="text">
      <style:text-properties fo:color="#008080" style:font-name="DejaVu Sans Mono"/>
    </style:style>
    <style:style style:name="T21" style:family="text">
      <style:text-properties fo:color="#008080" fo:font-weight="bold"/>
    </style:style>
    <style:style style:name="T22" style:family="text">
      <style:text-properties fo:color="#371f80"/>
    </style:style>
    <style:style style:name="T23" style:family="text">
      <style:text-properties fo:color="#371f80" style:font-name="DejaVu Sans Mono"/>
    </style:style>
    <style:style style:name="T24" style:family="text">
      <style:text-properties fo:color="#0000ff"/>
    </style:style>
    <style:style style:name="T25" style:family="text">
      <style:text-properties fo:color="#0000ff" style:font-name="DejaVu Sans Mono"/>
    </style:style>
    <style:style style:name="T26" style:family="text">
      <style:text-properties fo:color="#660e7a"/>
    </style:style>
    <style:style style:name="T27" style:family="text">
      <style:text-properties fo:color="#660e7a" style:font-name="DejaVu Sans Mono"/>
    </style:style>
    <style:style style:name="T28" style:family="text">
      <style:text-properties officeooo:rsid="0015e205"/>
    </style:style>
    <style:style style:name="T29" style:family="text">
      <style:text-properties officeooo:rsid="0015efd5"/>
    </style:style>
    <style:style style:name="T30" style:family="text">
      <style:text-properties officeooo:rsid="00165c1e"/>
    </style:style>
    <style:style style:name="T31" style:family="text">
      <style:text-properties style:font-name="DejaVu Sans Mono"/>
    </style:style>
    <style:style style:name="T32" style:family="text">
      <style:text-properties style:font-name="DejaVu Sans Mono" officeooo:rsid="00165c1e"/>
    </style:style>
    <style:style style:name="T33" style:family="text">
      <style:text-properties style:font-name="DejaVu Sans Mono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34" style:family="text">
      <style:text-properties officeooo:rsid="00192d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Московский авиационный институт</text:p>
      <text:p text:style-name="P10">(Национальный исследовательский университет)</text:p>
      <text:p text:style-name="P1"/>
      <text:p text:style-name="P1">Факультет: «Информационные технологии и прикладная математика» </text:p>
      <text:p text:style-name="P1">Кафедра: 806 «Вычислительная математика и <text:s/>программирование» </text:p>
      <text:p text:style-name="P1">Дисциплина: «Объектно-ориентированное программирование» <text:s text:c="2"/></text:p>
      <text:p text:style-name="P9"><text:s/></text:p>
      <text:p text:style-name="P9"><text:s/></text:p>
      <text:p text:style-name="P9"><text:s/></text:p>
      <text:p text:style-name="P9"><text:s/></text:p>
      <text:p text:style-name="P11">Лабораторная работа № <text:span text:style-name="T28">3</text:span></text:p>
      <text:p text:style-name="P12">Тема: <text:span text:style-name="T28">Наследование, полиморфизм</text:span></text:p>
      <text:p text:style-name="P9"/>
      <text:p text:style-name="P13"><text:s/></text:p>
      <text:p text:style-name="P13"><text:s/></text:p>
      <text:p text:style-name="P9"><text:s/></text:p>
      <text:p text:style-name="P15"><text:tab/><text:tab/><text:tab/><text:tab/><text:tab/><text:tab/><text:tab/>Студент: Семенов Илья</text:p>
      <text:p text:style-name="P15"><text:tab/><text:tab/><text:tab/><text:tab/><text:tab/><text:tab/><text:tab/>Преподаватель: Журавлев А.А.</text:p>
      <text:p text:style-name="P15"><text:tab/><text:tab/><text:tab/><text:tab/><text:tab/><text:tab/><text:tab/>Дата:</text:p>
      <text:p text:style-name="P15"><text:tab/><text:tab/><text:tab/><text:tab/><text:tab/><text:tab/><text:tab/>Оценка: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Москва, 2019</text:p>
      <text:p text:style-name="P16"/>
      <text:list xml:id="list3164009994" text:style-name="WWNum2">
        <text:list-item>
          <text:p text:style-name="P54">Постановка задачи</text:p>
        </text:list-item>
      </text:list>
      <text:p text:style-name="P57">Разработать классы фигур, представляющих пятиугольник, ромб и трапецию, классы которых должны наследоваться от базового класса Figure. Все классы должны поддерживать набор общих методов:</text:p>
      <text:list xml:id="list928146369" text:style-name="L1">
        <text:list-item>
          <text:p text:style-name="P47">Вычисление геометрического центра фигуры.</text:p>
        </text:list-item>
        <text:list-item>
          <text:p text:style-name="P47">Вывод точек фигуры в поток с помощью оператора &lt;&lt;</text:p>
        </text:list-item>
        <text:list-item>
          <text:p text:style-name="P47">Ввод точек фигуры из потока с помощью оператора &gt;&gt;</text:p>
        </text:list-item>
        <text:list-item>
          <text:p text:style-name="P47">Вычисление площади фигур</text:p>
          <text:p text:style-name="P58"><text:span text:style-name="T6"><text:s text:c="8"/>Также необходимо хранить созданные фигуры в векторе указателей на объекты базового класс</text:span><text:span text:style-name="T7">а</text:span><text:span text:style-name="T6">.</text:span></text:p>
        </text:list-item>
      </text:list>
      <text:p text:style-name="P2"/>
      <text:list xml:id="list191809052974903" text:continue-list="list3164009994" text:style-name="WWNum2">
        <text:list-item>
          <text:p text:style-name="P54">Репозиторий github</text:p>
        </text:list-item>
      </text:list>
      <text:p text:style-name="P17"><text:span text:style-name="T6"><text:tab/></text:span><text:a xlink:type="simple" xlink:href="https://github.com/devepodete/oop_exercise_01/" text:style-name="ListLabel_20_103" text:visited-style-name="ListLabel_20_103"><text:span text:style-name="ListLabel_20_19"><text:span text:style-name="T8">https://github.com/ilya89099/oop_exercise_0</text:span></text:span></text:a><text:a xlink:type="simple" xlink:href="https://github.com/devepodete/oop_exercise_01/" text:style-name="ListLabel_20_103" text:visited-style-name="ListLabel_20_103"><text:span text:style-name="ListLabel_20_19"><text:span text:style-name="T9">3</text:span></text:span></text:a><text:a xlink:type="simple" xlink:href="https://github.com/devepodete/oop_exercise_01/" text:style-name="ListLabel_20_103" text:visited-style-name="ListLabel_20_103"><text:span text:style-name="ListLabel_20_19"><text:span text:style-name="T8">/</text:span></text:span></text:a></text:p>
      <text:p text:style-name="P18"/>
      <text:list xml:id="list191809426889807" text:continue-numbering="true" text:style-name="WWNum2">
        <text:list-item>
          <text:p text:style-name="P55">Описание программы </text:p>
        </text:list-item>
      </text:list>
      <text:p text:style-name="P32">Реализован базовый абстрактный класс Figure, имеющий чисто виртуальные функции для вычисления площади, центра и ввода/вывода из потоков. В конструкторах классов-наследников Trapeze и Rhombus реализованы проверки на корректность переданных точек, стоит заметить, что точки в конструкторы передаются в любом порядке. Для класса Pentagon проверок в конструкторе не предусмотрено. Площадь трапеции подсчитвается стандартной формулой (высота * полусумма длин оснований)/2. Площадь ромба подсчитывается как полупроизведение длин диагоналей. Площадь пятиугольника рассчитывается как сумма площадей составляющих его треугольников. Центры всех фигур вычисляются как сумма координат всех составляющих точек по координатам x и y, поделенная на количество точек.</text:p>
      <text:p text:style-name="P23"/>
      <text:p text:style-name="P23">Для удобства пользования создано меню с <text:span text:style-name="T29">несколькими</text:span> командами: </text:p>
      <text:list xml:id="list1273586280" text:style-name="WWNum3">
        <text:list-item>
          <text:p text:style-name="P48"><text:span text:style-name="T29">add</text:span> <text:span text:style-name="T29">FIG_TYPE POINTS</text:span> – создает новую <text:span text:style-name="T29">фигуру данного типа по переданным точкам</text:span>. <text:span text:style-name="T29">Фигура добавляется в конец вектора фигур.</text:span></text:p>
        </text:list-item>
        <text:list-item>
          <text:p text:style-name="P50"><text:span text:style-name="T7">area INDEX</text:span><text:span text:style-name="T6"> – </text:span><text:span text:style-name="T10">выводит фигуру, находяющуюся в векторе по данному <text:s/>индексу(при нумерации с 1), а также ее площадь</text:span></text:p>
        </text:list-item>
        <text:list-item>
          <text:p text:style-name="P51"><text:span text:style-name="T29">center INDEX</text:span> – <text:span text:style-name="T29">выводит фигуру, находяющуюся в векторе по данному <text:s/>индексу(при нумерации с 1), а также ее центр</text:span></text:p>
        </text:list-item>
        <text:list-item>
          <text:p text:style-name="P52">print INDEX – выводит все точки фигуры находяющейся в векторе по данному <text:s/>индексу(при нумерации с 1).</text:p>
        </text:list-item>
        <text:list-item>
          <text:p text:style-name="P52">delete INDEX – удаляет из вектора фигур фигуру с заданным индексам(нумерация с 1).</text:p>
        </text:list-item>
        <text:list-item>
          <text:p text:style-name="P53">count – выводит количество фигур в векторе.</text:p>
        </text:list-item>
      </text:list>
      <text:p text:style-name="P8"/>
      <text:list xml:id="list191808384220315" text:continue-list="list191809426889807" text:style-name="WWNum2">
        <text:list-item>
          <text:p text:style-name="P59"><text:soft-page-break/>Набор testcases</text:p>
        </text:list-item>
      </text:list>
      <text:p text:style-name="P25"><text:span text:style-name="T6">Тестовые файлы:</text:span><text:span text:style-name="T1"> test_01.test</text:span><text:span text:style-name="T6">, </text:span><text:span text:style-name="T1">test_02.test, test_03.test, test_0</text:span><text:span text:style-name="T2">4</text:span><text:span text:style-name="T1">.test</text:span></text:p>
      <text:p text:style-name="P28">test_01.test:</text:p>
      <text:p text:style-name="P26">add Trapeze 0 0 1 3 3 2 4 0</text:p>
      <text:p text:style-name="P26">add Square 0 0 1 1 2 2 3 3</text:p>
      <text:p text:style-name="P26">add Rhombus 0 0 3 4 8 4 5 1</text:p>
      <text:p text:style-name="P26">count</text:p>
      <text:p text:style-name="P26">add Rhombus 0 0 3 4 8 4 5 0</text:p>
      <text:p text:style-name="P26">print 1</text:p>
      <text:p text:style-name="P26">count</text:p>
      <text:p text:style-name="P26">Проверка <text:span text:style-name="T30">обработки фигур, не удовлетворяющих условиям</text:span>.</text:p>
      <text:p text:style-name="P21">Результат работы программы</text:p>
      <text:p text:style-name="P33">At least 2 sides of trapeze must be parallel</text:p>
      <text:p text:style-name="P33">Invalid figure type</text:p>
      <text:p text:style-name="P33">This is not rhombus, sides arent equal</text:p>
      <text:p text:style-name="P33">Elements count: 0</text:p>
      <text:p text:style-name="P33">Created figure</text:p>
      <text:p text:style-name="P33">Rhombus, p1: 0 0, p2: 3 4, p3: 8 4, p4: 5 0</text:p>
      <text:p text:style-name="P33">Figure at index 1 - Rhombus, p1: 0 0, p2: 3 4, p3: 8 4, p4: 5 0</text:p>
      <text:p text:style-name="P33">Elements count: 1</text:p>
      <text:p text:style-name="P28">test_02.t<text:span text:style-name="T30">est</text:span>:</text:p>
      <text:p text:style-name="P30">add Rhombus 0 0 3 4 8 4 5 0</text:p>
      <text:p text:style-name="P30">add Rhombus 3 4 0 0 8 4 5 0</text:p>
      <text:p text:style-name="P30">add Rhombus 3 4 8 4 5 0 0 0</text:p>
      <text:p text:style-name="P30">add Rhombus 8 4 5 0 3 4 0 0</text:p>
      <text:p text:style-name="P30"><text:soft-page-break/>add Rhombus 5 0 3 4 0 0 8 4</text:p>
      <text:p text:style-name="P30">count</text:p>
      <text:p text:style-name="P30">area 1</text:p>
      <text:p text:style-name="P30">area 2</text:p>
      <text:p text:style-name="P30">area 3</text:p>
      <text:p text:style-name="P30">area 4</text:p>
      <text:p text:style-name="P30">area 5</text:p>
      <text:p text:style-name="P30">center 1</text:p>
      <text:p text:style-name="P30">center 2</text:p>
      <text:p text:style-name="P30">center 3</text:p>
      <text:p text:style-name="P30">center 4</text:p>
      <text:p text:style-name="P30">center 5</text:p>
      <text:p text:style-name="P27">Проверка на правильность работы конструктора класса Rhombus, в частности проверяется коррекность фигуры, если точки передаются в случайном порядке.</text:p>
      <text:p text:style-name="P21">Результат работы программы</text:p>
      <text:p text:style-name="P34">Created figure</text:p>
      <text:p text:style-name="P34">Rhombus, p1: 0 0, p2: 3 4, p3: 8 4, p4: 5 0</text:p>
      <text:p text:style-name="P34">Created figure</text:p>
      <text:p text:style-name="P34">Rhombus, p1: 3 4, p2: 0 0, p3: 5 0, p4: 8 4</text:p>
      <text:p text:style-name="P34">Created figure</text:p>
      <text:p text:style-name="P34">Rhombus, p1: 3 4, p2: 8 4, p3: 5 0, p4: 0 0</text:p>
      <text:p text:style-name="P34">Created figure</text:p>
      <text:p text:style-name="P34">Rhombus, p1: 8 4, p2: 5 0, p3: 0 0, p4: 3 4</text:p>
      <text:p text:style-name="P34">Created figure</text:p>
      <text:p text:style-name="P34">Rhombus, p1: 5 0, p2: 0 0, p3: 3 4, p4: 8 4</text:p>
      <text:p text:style-name="P34"><text:soft-page-break/>Elements count: 5</text:p>
      <text:p text:style-name="P34">Rhombus, p1: 0 0, p2: 3 4, p3: 8 4, p4: 5 0</text:p>
      <text:p text:style-name="P34">Area: 20</text:p>
      <text:p text:style-name="P34">Rhombus, p1: 3 4, p2: 0 0, p3: 5 0, p4: 8 4</text:p>
      <text:p text:style-name="P34">Area: 20</text:p>
      <text:p text:style-name="P34">Rhombus, p1: 3 4, p2: 8 4, p3: 5 0, p4: 0 0</text:p>
      <text:p text:style-name="P34">Area: 20</text:p>
      <text:p text:style-name="P34">Rhombus, p1: 8 4, p2: 5 0, p3: 0 0, p4: 3 4</text:p>
      <text:p text:style-name="P34">Area: 20</text:p>
      <text:p text:style-name="P34">Rhombus, p1: 5 0, p2: 0 0, p3: 3 4, p4: 8 4</text:p>
      <text:p text:style-name="P34">Area: 20</text:p>
      <text:p text:style-name="P34">Rhombus, p1: 0 0, p2: 3 4, p3: 8 4, p4: 5 0</text:p>
      <text:p text:style-name="P34">Center: 4 2</text:p>
      <text:p text:style-name="P34">Rhombus, p1: 3 4, p2: 0 0, p3: 5 0, p4: 8 4</text:p>
      <text:p text:style-name="P34">Center: 4 2</text:p>
      <text:p text:style-name="P34">Rhombus, p1: 3 4, p2: 8 4, p3: 5 0, p4: 0 0</text:p>
      <text:p text:style-name="P34">Center: 4 2</text:p>
      <text:p text:style-name="P34">Rhombus, p1: 8 4, p2: 5 0, p3: 0 0, p4: 3 4</text:p>
      <text:p text:style-name="P34">Center: 4 2</text:p>
      <text:p text:style-name="P34">Rhombus, p1: 5 0, p2: 0 0, p3: 3 4, p4: 8 4</text:p>
      <text:p text:style-name="P34">Center: 4 2</text:p>
      <text:p text:style-name="P28">test_03.<text:span text:style-name="T30">test</text:span>:</text:p>
      <text:p text:style-name="P30">add Trapeze 0 0 3 4 6 4 7 0</text:p>
      <text:p text:style-name="P30">add Trapeze 3 4 6 4 7 0 0 0</text:p>
      <text:p text:style-name="P30">add Trapeze 0 0 7 0 3 4 6 4</text:p>
      <text:p text:style-name="P30"><text:soft-page-break/>add Trapeze 3 4 0 0 6 4 7 0</text:p>
      <text:p text:style-name="P30">add Trapeze 7 0 6 4 0 0 3 4</text:p>
      <text:p text:style-name="P30">count</text:p>
      <text:p text:style-name="P30">area 1</text:p>
      <text:p text:style-name="P30">area 2</text:p>
      <text:p text:style-name="P30">area 3</text:p>
      <text:p text:style-name="P30">area 4</text:p>
      <text:p text:style-name="P30">area 5</text:p>
      <text:p text:style-name="P30">center 1</text:p>
      <text:p text:style-name="P30">center 2</text:p>
      <text:p text:style-name="P30">center 3</text:p>
      <text:p text:style-name="P30">center 4</text:p>
      <text:p text:style-name="P30">center 5</text:p>
      <text:p text:style-name="P27">Проверка на правильность работы конструктора класса Rhombus, в частности проверяется коррекность фигуры, если точки передаются в случайном порядке.</text:p>
      <text:p text:style-name="P21">Результат работы программы</text:p>
      <text:p text:style-name="P34">Created figure</text:p>
      <text:p text:style-name="P34">Trapeze p1:0 0, p2:7 0, p3:3 4, p4:6 4</text:p>
      <text:p text:style-name="P34">Created figure</text:p>
      <text:p text:style-name="P34">Trapeze p1:3 4, p2:6 4, p3:0 0, p4:7 0</text:p>
      <text:p text:style-name="P34">Created figure</text:p>
      <text:p text:style-name="P34">Trapeze p1:0 0, p2:7 0, p3:3 4, p4:6 4</text:p>
      <text:p text:style-name="P34">Created figure</text:p>
      <text:p text:style-name="P34">Trapeze p1:3 4, p2:6 4, p3:0 0, p4:7 0</text:p>
      <text:p text:style-name="P34">Created figure</text:p>
      <text:p text:style-name="P34"><text:soft-page-break/>Trapeze p1:7 0, p2:0 0, p3:6 4, p4:3 4</text:p>
      <text:p text:style-name="P34">Elements count: 5</text:p>
      <text:p text:style-name="P34">Trapeze p1:0 0, p2:7 0, p3:3 4, p4:6 4</text:p>
      <text:p text:style-name="P34">Area: 20</text:p>
      <text:p text:style-name="P34">Trapeze p1:3 4, p2:6 4, p3:0 0, p4:7 0</text:p>
      <text:p text:style-name="P34">Area: 20</text:p>
      <text:p text:style-name="P34">Trapeze p1:0 0, p2:7 0, p3:3 4, p4:6 4</text:p>
      <text:p text:style-name="P34">Area: 20</text:p>
      <text:p text:style-name="P34">Trapeze p1:3 4, p2:6 4, p3:0 0, p4:7 0</text:p>
      <text:p text:style-name="P34">Area: 20</text:p>
      <text:p text:style-name="P34">Trapeze p1:7 0, p2:0 0, p3:6 4, p4:3 4</text:p>
      <text:p text:style-name="P34">Area: 20</text:p>
      <text:p text:style-name="P34">Trapeze p1:0 0, p2:7 0, p3:3 4, p4:6 4</text:p>
      <text:p text:style-name="P34">Center: 4 2</text:p>
      <text:p text:style-name="P34">Trapeze p1:3 4, p2:6 4, p3:0 0, p4:7 0</text:p>
      <text:p text:style-name="P34">Center: 4 2</text:p>
      <text:p text:style-name="P34">Trapeze p1:0 0, p2:7 0, p3:3 4, p4:6 4</text:p>
      <text:p text:style-name="P34">Center: 4 2</text:p>
      <text:p text:style-name="P34">Trapeze p1:3 4, p2:6 4, p3:0 0, p4:7 0</text:p>
      <text:p text:style-name="P34">Center: 4 2</text:p>
      <text:p text:style-name="P34">Trapeze p1:7 0, p2:0 0, p3:6 4, p4:3 4</text:p>
      <text:p text:style-name="P34">Center: 4 2</text:p>
      <text:p text:style-name="P29">test_0<text:span text:style-name="T30">4</text:span>.<text:span text:style-name="T30">test</text:span>:</text:p>
      <text:p text:style-name="P31">add Pentagon 0 0 2 3 7 2 7 -4 3 -3</text:p>
      <text:p text:style-name="P31">add Trapeze 0 0 3 4 6 4 7 0</text:p>
      <text:p text:style-name="P31"><text:soft-page-break/>add Rhombus 3 4 8 4 0 0 5 0</text:p>
      <text:p text:style-name="P31">count</text:p>
      <text:p text:style-name="P31">delete 2</text:p>
      <text:p text:style-name="P31">print 1</text:p>
      <text:p text:style-name="P31">print 2</text:p>
      <text:p text:style-name="P31">print 3</text:p>
      <text:p text:style-name="P31">area 1</text:p>
      <text:p text:style-name="P31">center 1</text:p>
      <text:p text:style-name="P31">area 3</text:p>
      <text:p text:style-name="P31">center 3</text:p>
      <text:p text:style-name="P27">Проверка на правильность работы конструктора конструктора Pentagon, а также проверка удаления фигур.</text:p>
      <text:p text:style-name="P22">Результат работы программы</text:p>
      <text:p text:style-name="P35">Created figure</text:p>
      <text:p text:style-name="P35">Pentagon, p1: 0 0, p2: 2 3, p3: 7 2, p4: 7 -4, p5: 3 -3</text:p>
      <text:p text:style-name="P35">Created figure</text:p>
      <text:p text:style-name="P35">Trapeze p1:0 0, p2:7 0, p3:3 4, p4:6 4</text:p>
      <text:p text:style-name="P35">Created figure</text:p>
      <text:p text:style-name="P35">Rhombus, p1: 3 4, p2: 8 4, p3: 5 0, p4: 0 0</text:p>
      <text:p text:style-name="P35">Elements count: 3</text:p>
      <text:p text:style-name="P35">Figure at index 1 - Pentagon, p1: 0 0, p2: 2 3, p3: 7 2, p4: 7 -4, p5: 3 -3</text:p>
      <text:p text:style-name="P35">Figure at index 2 - Rhombus, p1: 3 4, p2: 8 4, p3: 5 0, p4: 0 0</text:p>
      <text:p text:style-name="P35">No object at that index</text:p>
      <text:p text:style-name="P35">Pentagon, p1: 0 0, p2: 2 3, p3: 7 2, p4: 7 -4, p5: 3 -3</text:p>
      <text:p text:style-name="P35">Area: 34</text:p>
      <text:p text:style-name="P35"><text:soft-page-break/>Pentagon, p1: 0 0, p2: 2 3, p3: 7 2, p4: 7 -4, p5: 3 -3</text:p>
      <text:p text:style-name="P35">Center: 3.8 -0.4</text:p>
      <text:p text:style-name="P35">No object at that index</text:p>
      <text:p text:style-name="P35">No object at that index</text:p>
      <text:p text:style-name="P24"/>
      <text:list xml:id="list191808647321201" text:continue-numbering="true" text:style-name="WWNum2">
        <text:list-item>
          <text:p text:style-name="P56">Результаты выполнения тестов</text:p>
        </text:list-item>
      </text:list>
      <text:p text:style-name="P26">Все тесты успешно пройдены, программа выдаёт верные результаты.</text:p>
      <text:p text:style-name="P3"/>
      <text:list xml:id="list191807977027057" text:continue-numbering="true" text:style-name="WWNum2">
        <text:list-item>
          <text:p text:style-name="P55">Листинг программы</text:p>
        </text:list-item>
      </text:list>
      <text:p text:style-name="P19"/>
      <text:p text:style-name="P20">main.cpp</text:p>
      <text:p text:style-name="P37"><text:span text:style-name="T12">#include </text:span><text:span text:style-name="T13">&lt;iostream&gt;</text:span></text:p>
      <text:p text:style-name="P36"><text:span text:style-name="T11">#include </text:span><text:span text:style-name="T14">&lt;vector&gt;</text:span></text:p>
      <text:p text:style-name="P36"><text:span text:style-name="T11">#include </text:span><text:span text:style-name="T14">&lt;algorithm&gt;</text:span></text:p>
      <text:p text:style-name="P36"><text:span text:style-name="T11">#include </text:span><text:span text:style-name="T14">&lt;exception&gt;</text:span></text:p>
      <text:p text:style-name="P36"><text:span text:style-name="T11">#include </text:span><text:span text:style-name="T14">"Figure.h"</text:span></text:p>
      <text:p text:style-name="P36"><text:span text:style-name="T11">#include </text:span><text:span text:style-name="T14">"Trapeze.h"</text:span></text:p>
      <text:p text:style-name="P36"><text:span text:style-name="T11">#include </text:span><text:span text:style-name="T14">"Rhombus.h"</text:span></text:p>
      <text:p text:style-name="P36"><text:span text:style-name="T11">#include </text:span><text:span text:style-name="T14">"Pentagon.h"</text:span></text:p>
      <text:p text:style-name="P36"><text:span text:style-name="T17">int </text:span>main() {</text:p>
      <text:p text:style-name="P41"><text:s text:c="4"/><text:span text:style-name="T20">std</text:span><text:span text:style-name="T31">::</text:span><text:span text:style-name="T20">vector</text:span><text:span text:style-name="T31">&lt;</text:span><text:span text:style-name="T20">Figure</text:span><text:span text:style-name="T31">*&gt; figures;</text:span></text:p>
      <text:p text:style-name="P41"><text:s text:c="4"/><text:span text:style-name="T20">std</text:span><text:span text:style-name="T31">::</text:span><text:span text:style-name="T23">string </text:span><text:span text:style-name="T31">command;</text:span></text:p>
      <text:p text:style-name="P41"><text:s text:c="4"/><text:span text:style-name="T18">while </text:span><text:span text:style-name="T31">(</text:span><text:span text:style-name="T20">std</text:span><text:span text:style-name="T31">::cin </text:span><text:span text:style-name="T20">&gt;&gt; </text:span><text:span text:style-name="T31">command) {</text:span></text:p>
      <text:p text:style-name="P41"><text:s text:c="8"/><text:span text:style-name="T18">if </text:span><text:span text:style-name="T31">(command </text:span><text:span text:style-name="T20">== </text:span><text:span text:style-name="T15">"add"</text:span><text:span text:style-name="T31">) {</text:span></text:p>
      <text:p text:style-name="P41"><text:s text:c="12"/><text:span text:style-name="T20">std</text:span><text:span text:style-name="T31">::</text:span><text:span text:style-name="T23">string </text:span><text:span text:style-name="T31">fig_type;</text:span></text:p>
      <text:p text:style-name="P41"><text:s text:c="12"/><text:span text:style-name="T20">std</text:span><text:span text:style-name="T31">::cin </text:span><text:span text:style-name="T20">&gt;&gt; </text:span><text:span text:style-name="T31">fig_type;</text:span></text:p>
      <text:p text:style-name="P41"><text:s text:c="12"/><text:span text:style-name="T20">Figure</text:span><text:span text:style-name="T31">* new_fig;</text:span></text:p>
      <text:p text:style-name="P41"><text:s text:c="12"/><text:span text:style-name="T18">if </text:span><text:span text:style-name="T31">(fig_type </text:span><text:span text:style-name="T20">== </text:span><text:span text:style-name="T15">"Trapeze"</text:span><text:span text:style-name="T31">) {</text:span></text:p>
      <text:p text:style-name="P41"><text:s text:c="16"/><text:span text:style-name="T31">new_fig = </text:span><text:span text:style-name="T18">new </text:span><text:span text:style-name="T20">Trapeze</text:span><text:span text:style-name="T31">;</text:span></text:p>
      <text:p text:style-name="P41"><text:s text:c="12"/><text:span text:style-name="T31">} </text:span><text:span text:style-name="T18">else if </text:span><text:span text:style-name="T31">(fig_type </text:span><text:span text:style-name="T20">== </text:span><text:span text:style-name="T15">"Rhombus"</text:span><text:span text:style-name="T31">) {</text:span></text:p>
      <text:p text:style-name="P41"><text:s text:c="16"/><text:span text:style-name="T31">new_fig = </text:span><text:span text:style-name="T18">new </text:span><text:span text:style-name="T20">Rhombus</text:span><text:span text:style-name="T31">;</text:span></text:p>
      <text:p text:style-name="P41"><text:s text:c="12"/><text:span text:style-name="T31">} </text:span><text:span text:style-name="T18">else if </text:span><text:span text:style-name="T31">(fig_type </text:span><text:span text:style-name="T20">== </text:span><text:span text:style-name="T15">"Pentagon"</text:span><text:span text:style-name="T31">) {</text:span></text:p>
      <text:p text:style-name="P41"><text:s text:c="16"/><text:span text:style-name="T31">new_fig = </text:span><text:span text:style-name="T18">new </text:span><text:span text:style-name="T20">Pentagon</text:span><text:span text:style-name="T31">;</text:span></text:p>
      <text:p text:style-name="P41"><text:s text:c="12"/><text:span text:style-name="T31">} </text:span><text:span text:style-name="T18">else </text:span><text:span text:style-name="T31">{</text:span></text:p>
      <text:p text:style-name="P41"><text:s text:c="16"/><text:span text:style-name="T20">std</text:span><text:span text:style-name="T31">::cout </text:span><text:span text:style-name="T20">&lt;&lt; </text:span><text:span text:style-name="T15">"Invalid figure type</text:span><text:span text:style-name="T18">\n</text:span><text:span text:style-name="T15">"</text:span><text:span text:style-name="T31">;</text:span></text:p>
      <text:p text:style-name="P41"><text:s text:c="16"/><text:span text:style-name="T20">std</text:span><text:span text:style-name="T31">::cin.ignore(</text:span><text:span text:style-name="T25">30000</text:span><text:span text:style-name="T31">, </text:span><text:span text:style-name="T15">'</text:span><text:span text:style-name="T18">\n</text:span><text:span text:style-name="T15">'</text:span><text:span text:style-name="T31">);</text:span></text:p>
      <text:p text:style-name="P41"><text:s text:c="16"/><text:span text:style-name="T18">continue</text:span><text:span text:style-name="T31">;</text:span></text:p>
      <text:p text:style-name="P41"><text:s text:c="12"/><text:span text:style-name="T31">}</text:span></text:p>
      <text:p text:style-name="P41"><text:s text:c="12"/><text:span text:style-name="T18">try </text:span><text:span text:style-name="T31">{</text:span></text:p>
      <text:p text:style-name="P41"><text:s text:c="16"/><text:span text:style-name="T20">std</text:span><text:span text:style-name="T31">::cin </text:span><text:span text:style-name="T20">&gt;&gt; </text:span><text:span text:style-name="T31">(*new_fig);</text:span></text:p>
      <text:p text:style-name="P41"><text:s text:c="12"/><text:span text:style-name="T31">} </text:span><text:span text:style-name="T18">catch </text:span><text:span text:style-name="T31">(</text:span><text:span text:style-name="T20">std</text:span><text:span text:style-name="T31">::</text:span><text:span text:style-name="T20">exception</text:span><text:span text:style-name="T31">&amp; e) {</text:span></text:p>
      <text:p text:style-name="P41"><text:s text:c="16"/><text:span text:style-name="T20">std</text:span><text:span text:style-name="T31">::cout </text:span><text:span text:style-name="T20">&lt;&lt; </text:span><text:span text:style-name="T31">e.what() </text:span><text:span text:style-name="T20">&lt;&lt; </text:span><text:span text:style-name="T15">"</text:span><text:span text:style-name="T18">\n</text:span><text:span text:style-name="T15">"</text:span><text:span text:style-name="T31">;</text:span></text:p>
      <text:p text:style-name="P41"><text:s text:c="16"/><text:span text:style-name="T18">delete </text:span><text:span text:style-name="T31">new_fig;</text:span></text:p>
      <text:p text:style-name="P41"><text:s text:c="16"/><text:span text:style-name="T18">continue</text:span><text:span text:style-name="T31">;</text:span></text:p>
      <text:p text:style-name="P41"><text:soft-page-break/><text:s text:c="12"/><text:span text:style-name="T31">}</text:span></text:p>
      <text:p text:style-name="P41"><text:s text:c="12"/><text:span text:style-name="T31">figures.push_back(new_fig);</text:span></text:p>
      <text:p text:style-name="P41"><text:s text:c="12"/><text:span text:style-name="T20">std</text:span><text:span text:style-name="T31">::cout </text:span><text:span text:style-name="T20">&lt;&lt; </text:span><text:span text:style-name="T15">"Created figure</text:span><text:span text:style-name="T18">\n</text:span><text:span text:style-name="T15">"</text:span><text:span text:style-name="T31">;</text:span></text:p>
      <text:p text:style-name="P41"><text:s text:c="12"/><text:span text:style-name="T20">std</text:span><text:span text:style-name="T31">::cout </text:span><text:span text:style-name="T20">&lt;&lt; </text:span><text:span text:style-name="T31">*new_fig </text:span><text:span text:style-name="T20">&lt;&lt; </text:span><text:span text:style-name="T15">"</text:span><text:span text:style-name="T18">\n</text:span><text:span text:style-name="T15">"</text:span><text:span text:style-name="T31">;</text:span></text:p>
      <text:p text:style-name="P41"><text:s text:c="8"/><text:span text:style-name="T31">} </text:span><text:span text:style-name="T18">else if </text:span><text:span text:style-name="T31">(command </text:span><text:span text:style-name="T20">== </text:span><text:span text:style-name="T15">"print"</text:span><text:span text:style-name="T31">) {</text:span></text:p>
      <text:p text:style-name="P41"><text:s text:c="12"/><text:span text:style-name="T18">int </text:span><text:span text:style-name="T31">index;</text:span></text:p>
      <text:p text:style-name="P41"><text:s text:c="12"/><text:span text:style-name="T20">std</text:span><text:span text:style-name="T31">::cin </text:span><text:span text:style-name="T20">&gt;&gt; </text:span><text:span text:style-name="T31">index;</text:span></text:p>
      <text:p text:style-name="P41"><text:s text:c="12"/><text:span text:style-name="T31">index--;</text:span></text:p>
      <text:p text:style-name="P41"><text:s text:c="12"/><text:span text:style-name="T18">if </text:span><text:span text:style-name="T31">(index &lt; </text:span><text:span text:style-name="T25">0 </text:span><text:span text:style-name="T31">|| index &gt;= figures.size()) {</text:span></text:p>
      <text:p text:style-name="P41"><text:s text:c="16"/><text:span text:style-name="T20">std</text:span><text:span text:style-name="T31">::cout </text:span><text:span text:style-name="T20">&lt;&lt; </text:span><text:span text:style-name="T15">"No object at that index</text:span><text:span text:style-name="T18">\n</text:span><text:span text:style-name="T15">"</text:span><text:span text:style-name="T31">;</text:span></text:p>
      <text:p text:style-name="P41"><text:s text:c="16"/><text:span text:style-name="T18">continue</text:span><text:span text:style-name="T31">;</text:span></text:p>
      <text:p text:style-name="P41"><text:s text:c="12"/><text:span text:style-name="T31">}</text:span></text:p>
      <text:p text:style-name="P41"><text:s text:c="12"/><text:span text:style-name="T20">std</text:span><text:span text:style-name="T31">::cout </text:span><text:span text:style-name="T20">&lt;&lt; </text:span><text:span text:style-name="T15">"Figure at index " </text:span><text:span text:style-name="T20">&lt;&lt; </text:span><text:span text:style-name="T31">index + </text:span><text:span text:style-name="T25">1 </text:span><text:span text:style-name="T20">&lt;&lt; </text:span><text:span text:style-name="T15">" - " </text:span><text:span text:style-name="T20">&lt;&lt; </text:span><text:span text:style-name="T31">*figures</text:span><text:span text:style-name="T20">[</text:span><text:span text:style-name="T31">index] </text:span><text:span text:style-name="T20">&lt;&lt; </text:span><text:span text:style-name="T15">"</text:span><text:span text:style-name="T18">\n</text:span><text:span text:style-name="T15">"</text:span><text:span text:style-name="T31">;</text:span></text:p>
      <text:p text:style-name="P41"><text:s text:c="8"/><text:span text:style-name="T31">} </text:span><text:span text:style-name="T18">else if </text:span><text:span text:style-name="T31">(command </text:span><text:span text:style-name="T20">== </text:span><text:span text:style-name="T15">"area"</text:span><text:span text:style-name="T31">) {</text:span></text:p>
      <text:p text:style-name="P41"><text:s text:c="12"/><text:span text:style-name="T18">int </text:span><text:span text:style-name="T31">index;</text:span></text:p>
      <text:p text:style-name="P41"><text:s text:c="12"/><text:span text:style-name="T20">std</text:span><text:span text:style-name="T31">::cin </text:span><text:span text:style-name="T20">&gt;&gt; </text:span><text:span text:style-name="T31">index;</text:span></text:p>
      <text:p text:style-name="P41"><text:s text:c="12"/><text:span text:style-name="T31">index--;</text:span></text:p>
      <text:p text:style-name="P41"><text:s text:c="12"/><text:span text:style-name="T18">if </text:span><text:span text:style-name="T31">(index &lt; </text:span><text:span text:style-name="T25">0 </text:span><text:span text:style-name="T31">|| index &gt;= figures.size()) {</text:span></text:p>
      <text:p text:style-name="P41"><text:s text:c="16"/><text:span text:style-name="T20">std</text:span><text:span text:style-name="T31">::cout </text:span><text:span text:style-name="T20">&lt;&lt; </text:span><text:span text:style-name="T15">"No object at that index</text:span><text:span text:style-name="T18">\n</text:span><text:span text:style-name="T15">"</text:span><text:span text:style-name="T31">;</text:span></text:p>
      <text:p text:style-name="P41"><text:s text:c="16"/><text:span text:style-name="T18">continue</text:span><text:span text:style-name="T31">;</text:span></text:p>
      <text:p text:style-name="P41"><text:s text:c="12"/><text:span text:style-name="T31">}</text:span></text:p>
      <text:p text:style-name="P41"><text:s text:c="12"/><text:span text:style-name="T20">std</text:span><text:span text:style-name="T31">::cout </text:span><text:span text:style-name="T20">&lt;&lt; </text:span><text:span text:style-name="T31">*figures</text:span><text:span text:style-name="T20">[</text:span><text:span text:style-name="T31">index] </text:span><text:span text:style-name="T20">&lt;&lt; </text:span><text:span text:style-name="T15">"</text:span><text:span text:style-name="T18">\n</text:span><text:span text:style-name="T15">"</text:span><text:span text:style-name="T31">;</text:span></text:p>
      <text:p text:style-name="P41"><text:s text:c="12"/><text:span text:style-name="T20">std</text:span><text:span text:style-name="T31">::cout </text:span><text:span text:style-name="T20">&lt;&lt; </text:span><text:span text:style-name="T15">"Area: " </text:span><text:span text:style-name="T20">&lt;&lt; </text:span><text:span text:style-name="T31">figures</text:span><text:span text:style-name="T20">[</text:span><text:span text:style-name="T31">index]-&gt;Area() </text:span><text:span text:style-name="T20">&lt;&lt; </text:span><text:span text:style-name="T15">"</text:span><text:span text:style-name="T18">\n</text:span><text:span text:style-name="T15">"</text:span><text:span text:style-name="T31">;</text:span></text:p>
      <text:p text:style-name="P41"><text:s text:c="8"/><text:span text:style-name="T31">} </text:span><text:span text:style-name="T18">else if </text:span><text:span text:style-name="T31">(command </text:span><text:span text:style-name="T20">== </text:span><text:span text:style-name="T15">"center"</text:span><text:span text:style-name="T31">) {</text:span></text:p>
      <text:p text:style-name="P41"><text:s text:c="12"/><text:span text:style-name="T18">int </text:span><text:span text:style-name="T31">index;</text:span></text:p>
      <text:p text:style-name="P41"><text:s text:c="12"/><text:span text:style-name="T20">std</text:span><text:span text:style-name="T31">::cin </text:span><text:span text:style-name="T20">&gt;&gt; </text:span><text:span text:style-name="T31">index;</text:span></text:p>
      <text:p text:style-name="P41"><text:s text:c="12"/><text:span text:style-name="T31">index--;</text:span></text:p>
      <text:p text:style-name="P41"><text:s text:c="12"/><text:span text:style-name="T18">if </text:span><text:span text:style-name="T31">(index &lt; </text:span><text:span text:style-name="T25">0 </text:span><text:span text:style-name="T31">|| index &gt;= figures.size()) {</text:span></text:p>
      <text:p text:style-name="P41"><text:s text:c="16"/><text:span text:style-name="T20">std</text:span><text:span text:style-name="T31">::cout </text:span><text:span text:style-name="T20">&lt;&lt; </text:span><text:span text:style-name="T15">"No object at that index</text:span><text:span text:style-name="T18">\n</text:span><text:span text:style-name="T15">"</text:span><text:span text:style-name="T31">;</text:span></text:p>
      <text:p text:style-name="P41"><text:s text:c="16"/><text:span text:style-name="T18">continue</text:span><text:span text:style-name="T31">;</text:span></text:p>
      <text:p text:style-name="P41"><text:s text:c="12"/><text:span text:style-name="T31">}</text:span></text:p>
      <text:p text:style-name="P41"><text:s text:c="12"/><text:span text:style-name="T20">std</text:span><text:span text:style-name="T31">::cout </text:span><text:span text:style-name="T20">&lt;&lt; </text:span><text:span text:style-name="T31">*figures</text:span><text:span text:style-name="T20">[</text:span><text:span text:style-name="T31">index] </text:span><text:span text:style-name="T20">&lt;&lt; </text:span><text:span text:style-name="T15">"</text:span><text:span text:style-name="T18">\n</text:span><text:span text:style-name="T15">"</text:span><text:span text:style-name="T31">;</text:span></text:p>
      <text:p text:style-name="P41"><text:s text:c="12"/><text:span text:style-name="T20">std</text:span><text:span text:style-name="T31">::cout </text:span><text:span text:style-name="T20">&lt;&lt; </text:span><text:span text:style-name="T15">"Center: " </text:span><text:span text:style-name="T20">&lt;&lt; </text:span><text:span text:style-name="T31">figures</text:span><text:span text:style-name="T20">[</text:span><text:span text:style-name="T31">index]-&gt;Center() </text:span><text:span text:style-name="T20">&lt;&lt; </text:span><text:span text:style-name="T15">"</text:span><text:span text:style-name="T18">\n</text:span><text:span text:style-name="T15">"</text:span><text:span text:style-name="T31">;</text:span></text:p>
      <text:p text:style-name="P41"><text:s text:c="8"/><text:span text:style-name="T31">} </text:span><text:span text:style-name="T18">else if </text:span><text:span text:style-name="T31">(command </text:span><text:span text:style-name="T20">== </text:span><text:span text:style-name="T15">"delete"</text:span><text:span text:style-name="T31">) {</text:span></text:p>
      <text:p text:style-name="P41"><text:s text:c="12"/><text:span text:style-name="T18">int </text:span><text:span text:style-name="T31">index;</text:span></text:p>
      <text:p text:style-name="P41"><text:s text:c="12"/><text:span text:style-name="T20">std</text:span><text:span text:style-name="T31">::cin </text:span><text:span text:style-name="T20">&gt;&gt; </text:span><text:span text:style-name="T31">index;</text:span></text:p>
      <text:p text:style-name="P41"><text:s text:c="12"/><text:span text:style-name="T31">index--;</text:span></text:p>
      <text:p text:style-name="P41"><text:s text:c="12"/><text:span text:style-name="T18">if </text:span><text:span text:style-name="T31">(index &lt; </text:span><text:span text:style-name="T25">0 </text:span><text:span text:style-name="T31">|| index &gt;= figures.size()) {</text:span></text:p>
      <text:p text:style-name="P41"><text:s text:c="16"/><text:span text:style-name="T20">std</text:span><text:span text:style-name="T31">::cout </text:span><text:span text:style-name="T20">&lt;&lt; </text:span><text:span text:style-name="T15">"No object at that index</text:span><text:span text:style-name="T18">\n</text:span><text:span text:style-name="T15">"</text:span><text:span text:style-name="T31">;</text:span></text:p>
      <text:p text:style-name="P41"><text:s text:c="16"/><text:span text:style-name="T18">continue</text:span><text:span text:style-name="T31">;</text:span></text:p>
      <text:p text:style-name="P41"><text:s text:c="12"/><text:span text:style-name="T31">}</text:span></text:p>
      <text:p text:style-name="P41"><text:s text:c="12"/><text:span text:style-name="T18">delete </text:span><text:span text:style-name="T31">figures</text:span><text:span text:style-name="T20">[</text:span><text:span text:style-name="T31">index];</text:span></text:p>
      <text:p text:style-name="P41"><text:s text:c="12"/><text:span text:style-name="T31">figures.erase(figures.begin() </text:span><text:span text:style-name="T20">+ </text:span><text:span text:style-name="T31">index);</text:span></text:p>
      <text:p text:style-name="P41"><text:s text:c="8"/><text:span text:style-name="T31">} </text:span><text:span text:style-name="T18">else if </text:span><text:span text:style-name="T31">(command </text:span><text:span text:style-name="T20">== </text:span><text:span text:style-name="T15">"count"</text:span><text:span text:style-name="T31">) {</text:span></text:p>
      <text:p text:style-name="P41"><text:s text:c="12"/><text:span text:style-name="T20">std</text:span><text:span text:style-name="T31">::cout </text:span><text:span text:style-name="T20">&lt;&lt; </text:span><text:span text:style-name="T15">"Elements count: " </text:span><text:span text:style-name="T20">&lt;&lt; </text:span><text:span text:style-name="T31">figures.size() </text:span><text:span text:style-name="T20">&lt;&lt; </text:span><text:span text:style-name="T15">"</text:span><text:span text:style-name="T18">\n</text:span><text:span text:style-name="T15">"</text:span><text:span text:style-name="T31">;</text:span></text:p>
      <text:p text:style-name="P41"><text:s text:c="8"/><text:span text:style-name="T31">}</text:span></text:p>
      <text:p text:style-name="P41"><text:s text:c="4"/><text:span text:style-name="T31">}</text:span></text:p>
      <text:p text:style-name="P41"><text:s text:c="4"/><text:span text:style-name="T18">for </text:span><text:span text:style-name="T31">(</text:span><text:span text:style-name="T20">Figure</text:span><text:span text:style-name="T31">* ptr : figures) {</text:span></text:p>
      <text:p text:style-name="P41"><text:s text:c="8"/><text:span text:style-name="T18">delete </text:span><text:span text:style-name="T31">ptr;</text:span></text:p>
      <text:p text:style-name="P41"><text:s text:c="4"/><text:span text:style-name="T31">}</text:span></text:p>
      <text:p text:style-name="P41"><text:s text:c="4"/><text:span text:style-name="T18">return </text:span><text:span text:style-name="T25">0</text:span><text:span text:style-name="T31">;</text:span><text:span text:style-name="T32">}</text:span></text:p>
      <text:p text:style-name="P5"><text:soft-page-break/><text:span text:style-name="T4">Trapeze</text:span><text:bookmark-start text:name="__DdeLink__2335_150959209"/><text:span text:style-name="T3">.h</text:span></text:p>
      <text:p text:style-name="P37"><text:bookmark-end text:name="__DdeLink__2335_150959209"/><text:span text:style-name="T12">#pragma </text:span><text:span text:style-name="T33">once</text:span></text:p>
      <text:p text:style-name="P36"><text:span text:style-name="T11">#include </text:span><text:span text:style-name="T14">"Figure.h"</text:span></text:p>
      <text:p text:style-name="P36"><text:span text:style-name="T11">#include </text:span><text:span text:style-name="T14">&lt;exception&gt;</text:span></text:p>
      <text:p text:style-name="P36"><text:span text:style-name="T17">class </text:span><text:span text:style-name="T19">Trapeze </text:span>: <text:span text:style-name="T17">public </text:span><text:span text:style-name="T19">Figure </text:span>{</text:p>
      <text:p text:style-name="P36"><text:span text:style-name="T17">public</text:span>:</text:p>
      <text:p text:style-name="P41"><text:s text:c="4"/><text:span text:style-name="T31">Trapeze() = </text:span><text:span text:style-name="T18">default</text:span><text:span text:style-name="T31">;</text:span></text:p>
      <text:p text:style-name="P41"><text:s text:c="4"/><text:span text:style-name="T31">Trapeze(</text:span><text:span text:style-name="T20">Point </text:span><text:span text:style-name="T31">p1, </text:span><text:span text:style-name="T20">Point </text:span><text:span text:style-name="T31">p2, </text:span><text:span text:style-name="T20">Point </text:span><text:span text:style-name="T31">p3, </text:span><text:span text:style-name="T20">Point </text:span><text:span text:style-name="T31">p4);</text:span></text:p>
      <text:p text:style-name="P41"><text:s text:c="4"/><text:span text:style-name="T20">Point </text:span><text:span text:style-name="T31">Center() </text:span><text:span text:style-name="T18">const </text:span><text:span text:style-name="T31">override;</text:span></text:p>
      <text:p text:style-name="P41"><text:s text:c="4"/><text:span text:style-name="T18">double </text:span><text:span text:style-name="T31">Area() </text:span><text:span text:style-name="T18">const </text:span><text:span text:style-name="T31">override;</text:span></text:p>
      <text:p text:style-name="P41"><text:s text:c="4"/><text:span text:style-name="T18">void </text:span><text:span text:style-name="T31">Print(</text:span><text:span text:style-name="T20">std</text:span><text:span text:style-name="T31">::</text:span><text:span text:style-name="T23">ostream</text:span><text:span text:style-name="T31">&amp; os) </text:span><text:span text:style-name="T18">const </text:span><text:span text:style-name="T31">override;</text:span></text:p>
      <text:p text:style-name="P41"><text:s text:c="4"/><text:span text:style-name="T18">void </text:span><text:span text:style-name="T31">Scan(</text:span><text:span text:style-name="T20">std</text:span><text:span text:style-name="T31">::</text:span><text:span text:style-name="T23">istream</text:span><text:span text:style-name="T31">&amp; is) override;</text:span></text:p>
      <text:p text:style-name="P36"><text:span text:style-name="T17">private</text:span>:</text:p>
      <text:p text:style-name="P41"><text:s text:c="4"/><text:span text:style-name="T20">Point </text:span><text:span text:style-name="T27">p1_</text:span><text:span text:style-name="T31">, </text:span><text:span text:style-name="T27">p2_</text:span><text:span text:style-name="T31">, </text:span><text:span text:style-name="T27">p3_</text:span><text:span text:style-name="T31">, </text:span><text:span text:style-name="T27">p4_</text:span><text:span text:style-name="T31">;</text:span></text:p>
      <text:p text:style-name="P45">};</text:p>
      <text:p text:style-name="P4"><text:span text:style-name="T30">Trapeze</text:span>.cpp</text:p>
      <text:p text:style-name="P44"><text:span text:style-name="T12">#include </text:span><text:span text:style-name="T13">"Trapeze.h"</text:span></text:p>
      <text:p text:style-name="P36"><text:span text:style-name="T19">Trapeze</text:span>::Trapeze(<text:span text:style-name="T19">Point </text:span>p1, <text:span text:style-name="T19">Point </text:span>p2, <text:span text:style-name="T19">Point </text:span>p3, <text:span text:style-name="T19">Point </text:span>p4)</text:p>
      <text:p text:style-name="P36">: <text:s/><text:span text:style-name="T26">p1_</text:span>(p1), <text:span text:style-name="T26">p2_</text:span>(p2), <text:span text:style-name="T26">p3_</text:span>(p3), <text:span text:style-name="T26">p4_</text:span>(p4){</text:p>
      <text:p text:style-name="P41"><text:s text:c="4"/><text:span text:style-name="T20">Vector </text:span><text:span text:style-name="T31">v1(</text:span><text:span text:style-name="T27">p1_</text:span><text:span text:style-name="T31">, </text:span><text:span text:style-name="T27">p2_</text:span><text:span text:style-name="T31">), v2(</text:span><text:span text:style-name="T27">p3_</text:span><text:span text:style-name="T31">, </text:span><text:span text:style-name="T27">p4_</text:span><text:span text:style-name="T31">);</text:span></text:p>
      <text:p text:style-name="P41"><text:s text:c="4"/><text:span text:style-name="T18">if </text:span><text:span text:style-name="T31">(v1 = </text:span><text:span text:style-name="T20">Vector</text:span><text:span text:style-name="T31">(</text:span><text:span text:style-name="T27">p1_</text:span><text:span text:style-name="T31">, </text:span><text:span text:style-name="T27">p2_</text:span><text:span text:style-name="T31">), v2 = </text:span><text:span text:style-name="T20">Vector</text:span><text:span text:style-name="T31">(</text:span><text:span text:style-name="T27">p3_</text:span><text:span text:style-name="T31">, </text:span><text:span text:style-name="T27">p4_</text:span><text:span text:style-name="T31">), is_parallel(v1, v2)) {</text:span></text:p>
      <text:p text:style-name="P41"><text:s text:c="8"/><text:span text:style-name="T18">if </text:span><text:span text:style-name="T31">(v1 </text:span><text:span text:style-name="T20">* </text:span><text:span text:style-name="T31">v2 &lt; </text:span><text:span text:style-name="T25">0</text:span><text:span text:style-name="T31">) {</text:span></text:p>
      <text:p text:style-name="P41"><text:s text:c="12"/><text:span text:style-name="T20">std</text:span><text:span text:style-name="T31">::swap(</text:span><text:span text:style-name="T27">p3_</text:span><text:span text:style-name="T31">, </text:span><text:span text:style-name="T27">p4_</text:span><text:span text:style-name="T31">);</text:span></text:p>
      <text:p text:style-name="P41"><text:s text:c="8"/><text:span text:style-name="T31">}</text:span></text:p>
      <text:p text:style-name="P41"><text:s text:c="4"/><text:span text:style-name="T31">} </text:span><text:span text:style-name="T18">else if </text:span><text:span text:style-name="T31">(v1 = </text:span><text:span text:style-name="T20">Vector</text:span><text:span text:style-name="T31">(</text:span><text:span text:style-name="T27">p1_</text:span><text:span text:style-name="T31">, </text:span><text:span text:style-name="T27">p3_</text:span><text:span text:style-name="T31">), v2 = </text:span><text:span text:style-name="T20">Vector</text:span><text:span text:style-name="T31">(</text:span><text:span text:style-name="T27">p2_</text:span><text:span text:style-name="T31">, </text:span><text:span text:style-name="T27">p4_</text:span><text:span text:style-name="T31">), is_parallel(v1, v2)) {</text:span></text:p>
      <text:p text:style-name="P41"><text:s text:c="8"/><text:span text:style-name="T18">if </text:span><text:span text:style-name="T31">(v1 </text:span><text:span text:style-name="T20">* </text:span><text:span text:style-name="T31">v2 &lt; </text:span><text:span text:style-name="T25">0</text:span><text:span text:style-name="T31">) {</text:span></text:p>
      <text:p text:style-name="P41"><text:s text:c="12"/><text:span text:style-name="T20">std</text:span><text:span text:style-name="T31">::swap(</text:span><text:span text:style-name="T27">p2_</text:span><text:span text:style-name="T31">, </text:span><text:span text:style-name="T27">p4_</text:span><text:span text:style-name="T31">);</text:span></text:p>
      <text:p text:style-name="P41"><text:s text:c="8"/><text:span text:style-name="T31">}</text:span></text:p>
      <text:p text:style-name="P41"><text:s text:c="8"/><text:span text:style-name="T20">std</text:span><text:span text:style-name="T31">::swap(</text:span><text:span text:style-name="T27">p2_</text:span><text:span text:style-name="T31">, </text:span><text:span text:style-name="T27">p3_</text:span><text:span text:style-name="T31">);</text:span></text:p>
      <text:p text:style-name="P41"><text:s text:c="4"/><text:span text:style-name="T31">} </text:span><text:span text:style-name="T18">else if </text:span><text:span text:style-name="T31">(v1 = </text:span><text:span text:style-name="T20">Vector</text:span><text:span text:style-name="T31">(</text:span><text:span text:style-name="T27">p1_</text:span><text:span text:style-name="T31">, </text:span><text:span text:style-name="T27">p4_</text:span><text:span text:style-name="T31">), v2 = </text:span><text:span text:style-name="T20">Vector</text:span><text:span text:style-name="T31">(</text:span><text:span text:style-name="T27">p2_</text:span><text:span text:style-name="T31">, </text:span><text:span text:style-name="T27">p3_</text:span><text:span text:style-name="T31">), is_parallel(v1, v2)) {</text:span></text:p>
      <text:p text:style-name="P41"><text:s text:c="8"/><text:span text:style-name="T18">if </text:span><text:span text:style-name="T31">(v1 </text:span><text:span text:style-name="T20">* </text:span><text:span text:style-name="T31">v2 &lt; </text:span><text:span text:style-name="T25">0</text:span><text:span text:style-name="T31">) {</text:span></text:p>
      <text:p text:style-name="P41"><text:s text:c="12"/><text:span text:style-name="T20">std</text:span><text:span text:style-name="T31">::swap(</text:span><text:span text:style-name="T27">p2_</text:span><text:span text:style-name="T31">, </text:span><text:span text:style-name="T27">p3_</text:span><text:span text:style-name="T31">);</text:span></text:p>
      <text:p text:style-name="P41"><text:s text:c="8"/><text:span text:style-name="T31">}</text:span></text:p>
      <text:p text:style-name="P41"><text:s text:c="8"/><text:span text:style-name="T20">std</text:span><text:span text:style-name="T31">::swap(</text:span><text:span text:style-name="T27">p2_</text:span><text:span text:style-name="T31">, </text:span><text:span text:style-name="T27">p4_</text:span><text:span text:style-name="T31">);</text:span></text:p>
      <text:p text:style-name="P41"><text:s text:c="8"/><text:span text:style-name="T20">std</text:span><text:span text:style-name="T31">::swap(</text:span><text:span text:style-name="T27">p3_</text:span><text:span text:style-name="T31">, </text:span><text:span text:style-name="T27">p4_</text:span><text:span text:style-name="T31">);</text:span></text:p>
      <text:p text:style-name="P41"><text:s text:c="4"/><text:span text:style-name="T31">} </text:span><text:span text:style-name="T18">else </text:span><text:span text:style-name="T31">{</text:span></text:p>
      <text:p text:style-name="P41"><text:s text:c="8"/><text:span text:style-name="T18">throw </text:span><text:span text:style-name="T20">std</text:span><text:span text:style-name="T31">::</text:span><text:span text:style-name="T20">logic_error</text:span><text:span text:style-name="T31">(</text:span><text:span text:style-name="T15">"At least 2 sides of trapeze must be parallel"</text:span><text:span text:style-name="T31">);</text:span></text:p>
      <text:p text:style-name="P41"><text:s text:c="4"/><text:span text:style-name="T31">}</text:span></text:p>
      <text:p text:style-name="P36">}</text:p>
      <text:p text:style-name="P36"><text:span text:style-name="T19">Point Trapeze</text:span>::Center() <text:span text:style-name="T17">const </text:span>{</text:p>
      <text:p text:style-name="P41"><text:s text:c="4"/><text:span text:style-name="T18">return </text:span><text:span text:style-name="T31">(</text:span><text:span text:style-name="T27">p1_ </text:span><text:span text:style-name="T20">+ </text:span><text:span text:style-name="T27">p2_ </text:span><text:span text:style-name="T20">+ </text:span><text:span text:style-name="T27">p3_ </text:span><text:span text:style-name="T20">+ </text:span><text:span text:style-name="T27">p4_</text:span><text:span text:style-name="T31">) </text:span><text:span text:style-name="T20">/ </text:span><text:span text:style-name="T25">4</text:span><text:span text:style-name="T31">;</text:span></text:p>
      <text:p text:style-name="P36">}</text:p>
      <text:p text:style-name="P36"><text:span text:style-name="T17">double </text:span><text:span text:style-name="T19">Trapeze</text:span>::Area() <text:span text:style-name="T17">const </text:span>{</text:p>
      <text:p text:style-name="P41"><text:s text:c="4"/><text:span text:style-name="T18">double </text:span><text:span text:style-name="T31">height = point_and_straight_distance(</text:span><text:span text:style-name="T27">p1_</text:span><text:span text:style-name="T31">,</text:span><text:span text:style-name="T27">p3_</text:span><text:span text:style-name="T31">,</text:span><text:span text:style-name="T27">p4_</text:span><text:span text:style-name="T31">);</text:span></text:p>
      <text:p text:style-name="P41"><text:s text:c="4"/><text:span text:style-name="T18">return </text:span><text:span text:style-name="T31">(</text:span><text:span text:style-name="T20">Vector</text:span><text:span text:style-name="T31">(</text:span><text:span text:style-name="T27">p1_</text:span><text:span text:style-name="T31">, </text:span><text:span text:style-name="T27">p2_</text:span><text:span text:style-name="T31">).length() + </text:span><text:span text:style-name="T20">Vector</text:span><text:span text:style-name="T31">(</text:span><text:span text:style-name="T27">p3_</text:span><text:span text:style-name="T31">, </text:span><text:span text:style-name="T27">p4_</text:span><text:span text:style-name="T31">).length()) * height </text:span><text:soft-page-break/><text:span text:style-name="T31">/ </text:span><text:span text:style-name="T25">2</text:span><text:span text:style-name="T31">;</text:span></text:p>
      <text:p text:style-name="P36">}</text:p>
      <text:p text:style-name="P36"><text:span text:style-name="T17">void </text:span><text:span text:style-name="T19">Trapeze</text:span>::Print(<text:span text:style-name="T19">std</text:span>::<text:span text:style-name="T22">ostream</text:span>&amp; os) <text:span text:style-name="T17">const </text:span>{</text:p>
      <text:p text:style-name="P41"><text:s text:c="4"/><text:span text:style-name="T31">os </text:span><text:span text:style-name="T20">&lt;&lt; </text:span><text:span text:style-name="T15">"Trapeze p1:" </text:span><text:span text:style-name="T20">&lt;&lt; </text:span><text:span text:style-name="T27">p1_ </text:span><text:span text:style-name="T20">&lt;&lt; </text:span><text:span text:style-name="T15">", p2:" </text:span><text:span text:style-name="T20">&lt;&lt; </text:span><text:span text:style-name="T27">p2_ </text:span><text:span text:style-name="T20">&lt;&lt; </text:span><text:span text:style-name="T15">", p3:" </text:span><text:span text:style-name="T20">&lt;&lt; </text:span><text:span text:style-name="T27">p3_ </text:span><text:span text:style-name="T20">&lt;&lt; </text:span><text:span text:style-name="T15">", p4:" </text:span><text:span text:style-name="T20">&lt;&lt; </text:span><text:span text:style-name="T27">p4_</text:span><text:span text:style-name="T31">;</text:span></text:p>
      <text:p text:style-name="P36">}</text:p>
      <text:p text:style-name="P36"><text:span text:style-name="T17">void </text:span><text:span text:style-name="T19">Trapeze</text:span>::Scan(<text:span text:style-name="T19">std</text:span>::<text:span text:style-name="T22">istream </text:span>&amp;is) {</text:p>
      <text:p text:style-name="P41"><text:s text:c="4"/><text:span text:style-name="T20">Point </text:span><text:span text:style-name="T31">p1,p2,p3,p4;</text:span></text:p>
      <text:p text:style-name="P41"><text:s text:c="4"/><text:span text:style-name="T31">is </text:span><text:span text:style-name="T20">&gt;&gt; </text:span><text:span text:style-name="T31">p1 </text:span><text:span text:style-name="T20">&gt;&gt; </text:span><text:span text:style-name="T31">p2 </text:span><text:span text:style-name="T20">&gt;&gt; </text:span><text:span text:style-name="T31">p3 </text:span><text:span text:style-name="T20">&gt;&gt; </text:span><text:span text:style-name="T31">p4;</text:span></text:p>
      <text:p text:style-name="P41"><text:s text:c="4"/><text:span text:style-name="T31">*</text:span><text:span text:style-name="T18">this </text:span><text:span text:style-name="T31">= </text:span><text:span text:style-name="T20">Trapeze</text:span><text:span text:style-name="T31">(p1,p2,p3,p4);</text:span></text:p>
      <text:p text:style-name="P45">}</text:p>
      <text:p text:style-name="P6"><text:span text:style-name="T4">Trapeze</text:span><text:bookmark-start text:name="__DdeLink__2335_1509592091"/><text:span text:style-name="T3">.h</text:span></text:p>
      <text:p text:style-name="P38"><text:bookmark-end text:name="__DdeLink__2335_1509592091"/><text:span text:style-name="T12">#pragma </text:span><text:span text:style-name="T33">once</text:span></text:p>
      <text:p text:style-name="P40"><text:span text:style-name="T11">#include </text:span><text:span text:style-name="T14">"Figure.h"</text:span></text:p>
      <text:p text:style-name="P40"><text:span text:style-name="T11">#include </text:span><text:span text:style-name="T14">&lt;exception&gt;</text:span></text:p>
      <text:p text:style-name="P40"><text:span text:style-name="T17">class </text:span><text:span text:style-name="T19">Trapeze </text:span>: <text:span text:style-name="T17">public </text:span><text:span text:style-name="T19">Figure </text:span>{</text:p>
      <text:p text:style-name="P40"><text:span text:style-name="T17">public</text:span>:</text:p>
      <text:p text:style-name="P42"><text:s text:c="4"/><text:span text:style-name="T31">Trapeze() = </text:span><text:span text:style-name="T18">default</text:span><text:span text:style-name="T31">;</text:span></text:p>
      <text:p text:style-name="P42"><text:s text:c="4"/><text:span text:style-name="T31">Trapeze(</text:span><text:span text:style-name="T20">Point </text:span><text:span text:style-name="T31">p1, </text:span><text:span text:style-name="T20">Point </text:span><text:span text:style-name="T31">p2, </text:span><text:span text:style-name="T20">Point </text:span><text:span text:style-name="T31">p3, </text:span><text:span text:style-name="T20">Point </text:span><text:span text:style-name="T31">p4);</text:span></text:p>
      <text:p text:style-name="P42"><text:s text:c="4"/><text:span text:style-name="T20">Point </text:span><text:span text:style-name="T31">Center() </text:span><text:span text:style-name="T18">const </text:span><text:span text:style-name="T31">override;</text:span></text:p>
      <text:p text:style-name="P42"><text:s text:c="4"/><text:span text:style-name="T18">double </text:span><text:span text:style-name="T31">Area() </text:span><text:span text:style-name="T18">const </text:span><text:span text:style-name="T31">override;</text:span></text:p>
      <text:p text:style-name="P42"><text:s text:c="4"/><text:span text:style-name="T18">void </text:span><text:span text:style-name="T31">Print(</text:span><text:span text:style-name="T20">std</text:span><text:span text:style-name="T31">::</text:span><text:span text:style-name="T23">ostream</text:span><text:span text:style-name="T31">&amp; os) </text:span><text:span text:style-name="T18">const </text:span><text:span text:style-name="T31">override;</text:span></text:p>
      <text:p text:style-name="P42"><text:s text:c="4"/><text:span text:style-name="T18">void </text:span><text:span text:style-name="T31">Scan(</text:span><text:span text:style-name="T20">std</text:span><text:span text:style-name="T31">::</text:span><text:span text:style-name="T23">istream</text:span><text:span text:style-name="T31">&amp; is) override;</text:span></text:p>
      <text:p text:style-name="P40"><text:span text:style-name="T17">private</text:span>:</text:p>
      <text:p text:style-name="P42"><text:s text:c="4"/><text:span text:style-name="T20">Point </text:span><text:span text:style-name="T27">p1_</text:span><text:span text:style-name="T31">, </text:span><text:span text:style-name="T27">p2_</text:span><text:span text:style-name="T31">, </text:span><text:span text:style-name="T27">p3_</text:span><text:span text:style-name="T31">, </text:span><text:span text:style-name="T27">p4_</text:span><text:span text:style-name="T31">;</text:span></text:p>
      <text:p text:style-name="P61">};</text:p>
      <text:p text:style-name="P6"><text:span text:style-name="T4">Rhombus</text:span><text:bookmark-start text:name="__DdeLink__2335_1509592092"/><text:span text:style-name="T3">.h</text:span></text:p>
      <text:p text:style-name="P38"><text:bookmark-end text:name="__DdeLink__2335_1509592092"/><text:span text:style-name="T12">#pragma </text:span><text:span text:style-name="T33">once</text:span></text:p>
      <text:p text:style-name="P36"><text:span text:style-name="T11">#include </text:span><text:span text:style-name="T14">"Figure.h"</text:span></text:p>
      <text:p text:style-name="P36"><text:span text:style-name="T17">class </text:span><text:span text:style-name="T19">Rhombus </text:span>: <text:span text:style-name="T17">public </text:span><text:span text:style-name="T19">Figure </text:span>{</text:p>
      <text:p text:style-name="P36"><text:span text:style-name="T17">public</text:span>:</text:p>
      <text:p text:style-name="P41"><text:s text:c="4"/><text:span text:style-name="T31">Rhombus() = </text:span><text:span text:style-name="T18">default</text:span><text:span text:style-name="T31">;</text:span></text:p>
      <text:p text:style-name="P41"><text:s text:c="4"/><text:span text:style-name="T31">Rhombus(</text:span><text:span text:style-name="T20">Point </text:span><text:span text:style-name="T31">p1_, </text:span><text:span text:style-name="T20">Point </text:span><text:span text:style-name="T31">p2_, </text:span><text:span text:style-name="T20">Point </text:span><text:span text:style-name="T31">p3_, </text:span><text:span text:style-name="T20">Point </text:span><text:span text:style-name="T31">p4_);</text:span></text:p>
      <text:p text:style-name="P41"><text:s text:c="4"/><text:span text:style-name="T20">Point </text:span><text:span text:style-name="T31">Center() </text:span><text:span text:style-name="T18">const </text:span><text:span text:style-name="T31">override;</text:span></text:p>
      <text:p text:style-name="P41"><text:s text:c="4"/><text:span text:style-name="T18">double </text:span><text:span text:style-name="T31">Area() </text:span><text:span text:style-name="T18">const </text:span><text:span text:style-name="T31">override;</text:span></text:p>
      <text:p text:style-name="P41"><text:s text:c="4"/><text:span text:style-name="T18">void </text:span><text:span text:style-name="T31">Print(</text:span><text:span text:style-name="T20">std</text:span><text:span text:style-name="T31">::</text:span><text:span text:style-name="T23">ostream</text:span><text:span text:style-name="T31">&amp; os) </text:span><text:span text:style-name="T18">const </text:span><text:span text:style-name="T31">override;</text:span></text:p>
      <text:p text:style-name="P41"><text:s text:c="4"/><text:span text:style-name="T18">void </text:span><text:span text:style-name="T31">Scan(</text:span><text:span text:style-name="T20">std</text:span><text:span text:style-name="T31">::</text:span><text:span text:style-name="T23">istream</text:span><text:span text:style-name="T31">&amp; is) override;</text:span></text:p>
      <text:p text:style-name="P36"><text:span text:style-name="T17">private</text:span>:</text:p>
      <text:p text:style-name="P41"><text:s text:c="4"/><text:span text:style-name="T20">Point </text:span><text:span text:style-name="T27">p1_</text:span><text:span text:style-name="T31">, </text:span><text:span text:style-name="T27">p2_</text:span><text:span text:style-name="T31">, </text:span><text:span text:style-name="T27">p3_</text:span><text:span text:style-name="T31">, </text:span><text:span text:style-name="T27">p4_</text:span><text:span text:style-name="T31">;</text:span></text:p>
      <text:p text:style-name="P45">};</text:p>
      <text:p text:style-name="P6"><text:span text:style-name="T4">Rhombus</text:span><text:bookmark-start text:name="__DdeLink__2335_15095920921"/><text:span text:style-name="T3">.</text:span><text:span text:style-name="T4">cpp</text:span></text:p>
      <text:p text:style-name="P38"><text:bookmark-end text:name="__DdeLink__2335_15095920921"/><text:span text:style-name="T12">#include </text:span><text:span text:style-name="T13">"Rhombus.h"</text:span></text:p>
      <text:p text:style-name="P36"><text:span text:style-name="T19">Rhombus</text:span>::Rhombus(<text:span text:style-name="T19">Point </text:span>p1, <text:span text:style-name="T19">Point </text:span>p2, <text:span text:style-name="T19">Point </text:span>p3, <text:span text:style-name="T19">Point </text:span>p4)</text:p>
      <text:p text:style-name="P36">: <text:span text:style-name="T26">p1_</text:span>(p1), <text:span text:style-name="T26">p2_</text:span>(p2), <text:span text:style-name="T26">p3_</text:span>(p3), <text:span text:style-name="T26">p4_</text:span>(p4) {</text:p>
      <text:p text:style-name="P41"><text:s text:c="4"/><text:span text:style-name="T18">if </text:span><text:span text:style-name="T31">(</text:span><text:span text:style-name="T20">Vector</text:span><text:span text:style-name="T31">(</text:span><text:span text:style-name="T27">p1_</text:span><text:span text:style-name="T31">, </text:span><text:span text:style-name="T27">p2_</text:span><text:span text:style-name="T31">).length() == </text:span><text:span text:style-name="T20">Vector</text:span><text:span text:style-name="T31">(</text:span><text:span text:style-name="T27">p1_</text:span><text:span text:style-name="T31">, </text:span><text:span text:style-name="T27">p4_</text:span><text:span text:style-name="T31">).length()</text:span></text:p>
      <text:p text:style-name="P41"><text:s text:c="8"/><text:span text:style-name="T31">&amp;&amp; </text:span><text:span text:style-name="T20">Vector</text:span><text:span text:style-name="T31">(</text:span><text:span text:style-name="T27">p3_</text:span><text:span text:style-name="T31">, </text:span><text:span text:style-name="T27">p4_</text:span><text:span text:style-name="T31">).length() == </text:span><text:span text:style-name="T20">Vector</text:span><text:span text:style-name="T31">(</text:span><text:span text:style-name="T27">p2_</text:span><text:span text:style-name="T31">, </text:span><text:span text:style-name="T27">p3_</text:span><text:span text:style-name="T31">).length()</text:span></text:p>
      <text:p text:style-name="P41"><text:s text:c="8"/><text:span text:style-name="T31">&amp;&amp; </text:span><text:span text:style-name="T20">Vector</text:span><text:span text:style-name="T31">(</text:span><text:span text:style-name="T27">p1_</text:span><text:span text:style-name="T31">, </text:span><text:span text:style-name="T27">p2_</text:span><text:span text:style-name="T31">).length() == </text:span><text:span text:style-name="T20">Vector</text:span><text:span text:style-name="T31">(</text:span><text:span text:style-name="T27">p2_</text:span><text:span text:style-name="T31">, </text:span><text:span text:style-name="T27">p3_</text:span><text:span text:style-name="T31">).length()) {</text:span></text:p>
      <text:p text:style-name="P41"><text:s text:c="4"/><text:span text:style-name="T31">} </text:span><text:span text:style-name="T18">else if </text:span><text:span text:style-name="T31">(</text:span><text:span text:style-name="T20">Vector</text:span><text:span text:style-name="T31">(</text:span><text:span text:style-name="T27">p1_</text:span><text:span text:style-name="T31">, </text:span><text:span text:style-name="T27">p4_</text:span><text:span text:style-name="T31">).length() == </text:span><text:span text:style-name="T20">Vector</text:span><text:span text:style-name="T31">(</text:span><text:span text:style-name="T27">p1_</text:span><text:span text:style-name="T31">, </text:span><text:span text:style-name="T27">p3_</text:span><text:span text:style-name="T31">).length()</text:span></text:p>
      <text:p text:style-name="P41"><text:soft-page-break/><text:s text:c="11"/><text:span text:style-name="T31">&amp;&amp; </text:span><text:span text:style-name="T20">Vector</text:span><text:span text:style-name="T31">(</text:span><text:span text:style-name="T27">p2_</text:span><text:span text:style-name="T31">, </text:span><text:span text:style-name="T27">p3_</text:span><text:span text:style-name="T31">).length() == </text:span><text:span text:style-name="T20">Vector</text:span><text:span text:style-name="T31">(</text:span><text:span text:style-name="T27">p2_</text:span><text:span text:style-name="T31">, </text:span><text:span text:style-name="T27">p4_</text:span><text:span text:style-name="T31">).length()</text:span></text:p>
      <text:p text:style-name="P41"><text:s text:c="11"/><text:span text:style-name="T31">&amp;&amp; </text:span><text:span text:style-name="T20">Vector</text:span><text:span text:style-name="T31">(</text:span><text:span text:style-name="T27">p1_</text:span><text:span text:style-name="T31">, </text:span><text:span text:style-name="T27">p4_</text:span><text:span text:style-name="T31">).length() == </text:span><text:span text:style-name="T20">Vector</text:span><text:span text:style-name="T31">(</text:span><text:span text:style-name="T27">p2_</text:span><text:span text:style-name="T31">, </text:span><text:span text:style-name="T27">p4_</text:span><text:span text:style-name="T31">).length()) {</text:span></text:p>
      <text:p text:style-name="P41"><text:s text:c="8"/><text:span text:style-name="T20">std</text:span><text:span text:style-name="T31">::swap(</text:span><text:span text:style-name="T27">p2_</text:span><text:span text:style-name="T31">, </text:span><text:span text:style-name="T27">p3_</text:span><text:span text:style-name="T31">);</text:span></text:p>
      <text:p text:style-name="P41"><text:s text:c="4"/><text:span text:style-name="T31">} </text:span><text:span text:style-name="T18">else if </text:span><text:span text:style-name="T31">(</text:span><text:span text:style-name="T20">Vector</text:span><text:span text:style-name="T31">(</text:span><text:span text:style-name="T27">p1_</text:span><text:span text:style-name="T31">, </text:span><text:span text:style-name="T27">p3_</text:span><text:span text:style-name="T31">).length() == </text:span><text:span text:style-name="T20">Vector</text:span><text:span text:style-name="T31">(</text:span><text:span text:style-name="T27">p1_</text:span><text:span text:style-name="T31">, </text:span><text:span text:style-name="T27">p2_</text:span><text:span text:style-name="T31">).length()</text:span></text:p>
      <text:p text:style-name="P41"><text:s text:c="14"/><text:span text:style-name="T31">&amp;&amp; </text:span><text:span text:style-name="T20">Vector</text:span><text:span text:style-name="T31">(</text:span><text:span text:style-name="T27">p2_</text:span><text:span text:style-name="T31">, </text:span><text:span text:style-name="T27">p4_</text:span><text:span text:style-name="T31">).length() == </text:span><text:span text:style-name="T20">Vector</text:span><text:span text:style-name="T31">(</text:span><text:span text:style-name="T27">p3_</text:span><text:span text:style-name="T31">, </text:span><text:span text:style-name="T27">p4_</text:span><text:span text:style-name="T31">).length()</text:span></text:p>
      <text:p text:style-name="P41"><text:s text:c="14"/><text:span text:style-name="T31">&amp;&amp; </text:span><text:span text:style-name="T20">Vector</text:span><text:span text:style-name="T31">(</text:span><text:span text:style-name="T27">p1_</text:span><text:span text:style-name="T31">, </text:span><text:span text:style-name="T27">p2_</text:span><text:span text:style-name="T31">).length() == </text:span><text:span text:style-name="T20">Vector</text:span><text:span text:style-name="T31">(</text:span><text:span text:style-name="T27">p2_</text:span><text:span text:style-name="T31">, </text:span><text:span text:style-name="T27">p4_</text:span><text:span text:style-name="T31">).length()) {</text:span></text:p>
      <text:p text:style-name="P41"><text:s text:c="8"/><text:span text:style-name="T20">std</text:span><text:span text:style-name="T31">::swap(</text:span><text:span text:style-name="T27">p3_</text:span><text:span text:style-name="T31">, </text:span><text:span text:style-name="T27">p4_</text:span><text:span text:style-name="T31">);</text:span></text:p>
      <text:p text:style-name="P41"><text:s text:c="4"/><text:span text:style-name="T31">} </text:span><text:span text:style-name="T18">else </text:span><text:span text:style-name="T31">{</text:span></text:p>
      <text:p text:style-name="P41"><text:s text:c="8"/><text:span text:style-name="T18">throw </text:span><text:span text:style-name="T20">std</text:span><text:span text:style-name="T31">::</text:span><text:span text:style-name="T20">logic_error</text:span><text:span text:style-name="T31">(</text:span><text:span text:style-name="T15">"This is not rhombus, sides arent equal"</text:span><text:span text:style-name="T31">);</text:span></text:p>
      <text:p text:style-name="P41"><text:s text:c="4"/><text:span text:style-name="T31">}</text:span></text:p>
      <text:p text:style-name="P36">}</text:p>
      <text:p text:style-name="P36"><text:span text:style-name="T17">double </text:span><text:span text:style-name="T19">Rhombus</text:span>::Area() <text:span text:style-name="T17">const </text:span>{</text:p>
      <text:p text:style-name="P41"><text:s text:c="4"/><text:span text:style-name="T18">return </text:span><text:span text:style-name="T20">Vector</text:span><text:span text:style-name="T31">(</text:span><text:span text:style-name="T27">p1_</text:span><text:span text:style-name="T31">, </text:span><text:span text:style-name="T27">p3_</text:span><text:span text:style-name="T31">).length() * </text:span><text:span text:style-name="T20">Vector</text:span><text:span text:style-name="T31">(</text:span><text:span text:style-name="T27">p2_</text:span><text:span text:style-name="T31">, </text:span><text:span text:style-name="T27">p4_</text:span><text:span text:style-name="T31">).length() / </text:span><text:span text:style-name="T25">2</text:span><text:span text:style-name="T31">;</text:span></text:p>
      <text:p text:style-name="P36">}</text:p>
      <text:p text:style-name="P36"><text:span text:style-name="T19">Point Rhombus</text:span>::Center() <text:span text:style-name="T17">const </text:span>{</text:p>
      <text:p text:style-name="P41"><text:s text:c="4"/><text:span text:style-name="T18">return </text:span><text:span text:style-name="T31">(</text:span><text:span text:style-name="T27">p1_ </text:span><text:span text:style-name="T20">+ </text:span><text:span text:style-name="T27">p3_</text:span><text:span text:style-name="T31">) </text:span><text:span text:style-name="T20">/ </text:span><text:span text:style-name="T25">2</text:span><text:span text:style-name="T31">;</text:span></text:p>
      <text:p text:style-name="P36">}</text:p>
      <text:p text:style-name="P36"><text:span text:style-name="T17">void </text:span><text:span text:style-name="T19">Rhombus</text:span>::Print(<text:span text:style-name="T19">std</text:span>::<text:span text:style-name="T22">ostream</text:span>&amp; os) <text:span text:style-name="T17">const </text:span>{</text:p>
      <text:p text:style-name="P41"><text:s text:c="4"/><text:span text:style-name="T31">os </text:span><text:span text:style-name="T20">&lt;&lt; </text:span><text:span text:style-name="T15">"Rhombus, p1: " </text:span><text:span text:style-name="T20">&lt;&lt; </text:span><text:span text:style-name="T27">p1_ </text:span><text:span text:style-name="T20">&lt;&lt; </text:span><text:span text:style-name="T15">", p2: " </text:span><text:span text:style-name="T20">&lt;&lt; </text:span><text:span text:style-name="T27">p2_ </text:span><text:span text:style-name="T20">&lt;&lt; </text:span><text:span text:style-name="T15">", p3: " </text:span><text:span text:style-name="T20">&lt;&lt; </text:span><text:span text:style-name="T27">p3_ </text:span><text:span text:style-name="T20">&lt;&lt; </text:span><text:span text:style-name="T15">", p4: " </text:span><text:span text:style-name="T20">&lt;&lt; </text:span><text:span text:style-name="T27">p4_</text:span><text:span text:style-name="T31">;</text:span></text:p>
      <text:p text:style-name="P36">}</text:p>
      <text:p text:style-name="P36"><text:span text:style-name="T17">void </text:span><text:span text:style-name="T19">Rhombus</text:span>::Scan(<text:span text:style-name="T19">std</text:span>::<text:span text:style-name="T22">istream </text:span>&amp;is) {</text:p>
      <text:p text:style-name="P41"><text:s text:c="4"/><text:span text:style-name="T20">Point </text:span><text:span text:style-name="T31">p1,p2,p3,p4;</text:span></text:p>
      <text:p text:style-name="P41"><text:s text:c="4"/><text:span text:style-name="T31">is </text:span><text:span text:style-name="T20">&gt;&gt; </text:span><text:span text:style-name="T31">p1 </text:span><text:span text:style-name="T20">&gt;&gt; </text:span><text:span text:style-name="T31">p2 </text:span><text:span text:style-name="T20">&gt;&gt; </text:span><text:span text:style-name="T31">p3 </text:span><text:span text:style-name="T20">&gt;&gt; </text:span><text:span text:style-name="T31">p4;</text:span></text:p>
      <text:p text:style-name="P41"><text:s text:c="4"/><text:span text:style-name="T31">*</text:span><text:span text:style-name="T18">this </text:span><text:span text:style-name="T31">= </text:span><text:span text:style-name="T20">Rhombus</text:span><text:span text:style-name="T31">(p1,p2,p3,p4);</text:span></text:p>
      <text:p text:style-name="P45">}</text:p>
      <text:p text:style-name="P62"/>
      <text:p text:style-name="P6"><text:span text:style-name="T5">Pentagon</text:span><text:bookmark-start text:name="__DdeLink__2335_15095920922"/><text:span text:style-name="T3">.h</text:span></text:p>
      <text:p text:style-name="P38"><text:bookmark-end text:name="__DdeLink__2335_15095920922"/><text:span text:style-name="T12">#pragma </text:span><text:span text:style-name="T33">once</text:span></text:p>
      <text:p text:style-name="P36"><text:span text:style-name="T11">#include </text:span><text:span text:style-name="T14">"Figure.h"</text:span></text:p>
      <text:p text:style-name="P36"><text:span text:style-name="T17">class </text:span><text:span text:style-name="T19">Pentagon </text:span>: <text:span text:style-name="T17">public </text:span><text:span text:style-name="T19">Figure </text:span>{</text:p>
      <text:p text:style-name="P36"><text:span text:style-name="T17">public</text:span>:</text:p>
      <text:p text:style-name="P41"><text:s text:c="4"/><text:span text:style-name="T31">Pentagon() = </text:span><text:span text:style-name="T18">default</text:span><text:span text:style-name="T31">;</text:span></text:p>
      <text:p text:style-name="P41"><text:s text:c="4"/><text:span text:style-name="T18">explicit </text:span><text:span text:style-name="T31">Pentagon(</text:span><text:span text:style-name="T18">const </text:span><text:span text:style-name="T20">Point</text:span><text:span text:style-name="T31">&amp; p1, </text:span><text:span text:style-name="T18">const </text:span><text:span text:style-name="T20">Point</text:span><text:span text:style-name="T31">&amp; p2, </text:span><text:span text:style-name="T18">const </text:span><text:span text:style-name="T20">Point</text:span><text:span text:style-name="T31">&amp; p3, </text:span><text:span text:style-name="T18">const </text:span><text:span text:style-name="T20">Point</text:span><text:span text:style-name="T31">&amp; p4, </text:span><text:span text:style-name="T18">const </text:span><text:span text:style-name="T20">Point</text:span><text:span text:style-name="T31">&amp; p5);</text:span></text:p>
      <text:p text:style-name="P41"><text:s text:c="4"/><text:span text:style-name="T20">Point </text:span><text:span text:style-name="T31">Center() </text:span><text:span text:style-name="T18">const </text:span><text:span text:style-name="T31">override;</text:span></text:p>
      <text:p text:style-name="P41"><text:s text:c="4"/><text:span text:style-name="T18">double </text:span><text:span text:style-name="T31">Area() </text:span><text:span text:style-name="T18">const </text:span><text:span text:style-name="T31">override;</text:span></text:p>
      <text:p text:style-name="P41"><text:s text:c="4"/><text:span text:style-name="T18">void </text:span><text:span text:style-name="T31">Print(</text:span><text:span text:style-name="T20">std</text:span><text:span text:style-name="T31">::</text:span><text:span text:style-name="T23">ostream</text:span><text:span text:style-name="T31">&amp; os) </text:span><text:span text:style-name="T18">const </text:span><text:span text:style-name="T31">override;</text:span></text:p>
      <text:p text:style-name="P41"><text:s text:c="4"/><text:span text:style-name="T18">void </text:span><text:span text:style-name="T31">Scan(</text:span><text:span text:style-name="T20">std</text:span><text:span text:style-name="T31">::</text:span><text:span text:style-name="T23">istream</text:span><text:span text:style-name="T31">&amp; is) override;</text:span></text:p>
      <text:p text:style-name="P36"><text:span text:style-name="T17">private</text:span>:</text:p>
      <text:p text:style-name="P41"><text:s text:c="4"/><text:span text:style-name="T20">Point </text:span><text:span text:style-name="T27">p1_</text:span><text:span text:style-name="T31">, </text:span><text:span text:style-name="T27">p2_</text:span><text:span text:style-name="T31">, </text:span><text:span text:style-name="T27">p3_</text:span><text:span text:style-name="T31">, </text:span><text:span text:style-name="T27">p4_</text:span><text:span text:style-name="T31">, </text:span><text:span text:style-name="T27">p5_</text:span><text:span text:style-name="T31">;</text:span></text:p>
      <text:p text:style-name="P45">};</text:p>
      <text:p text:style-name="P62"/>
      <text:p text:style-name="P7"><text:span text:style-name="T5">Pentagon</text:span><text:bookmark-start text:name="__DdeLink__2335_150959209221"/><text:span text:style-name="T3">.</text:span><text:span text:style-name="T5">cpp</text:span></text:p>
      <text:p text:style-name="P64"><text:bookmark-end text:name="__DdeLink__2335_150959209221"/>//</text:p>
      <text:p text:style-name="P43">// Created by ilya on 13.10.2019.</text:p>
      <text:p text:style-name="P43">//</text:p>
      <text:p text:style-name="P36"><text:span text:style-name="T11">#include </text:span><text:span text:style-name="T14">"Pentagon.h"</text:span></text:p>
      <text:p text:style-name="P36"><text:span text:style-name="T19">Pentagon</text:span>::Pentagon(<text:span text:style-name="T17">const </text:span><text:span text:style-name="T19">Point</text:span>&amp; p1, <text:span text:style-name="T17">const </text:span><text:span text:style-name="T19">Point</text:span>&amp; p2, <text:span text:style-name="T17">const </text:span><text:span text:style-name="T19">Point</text:span>&amp; p3, <text:span text:style-name="T17">const </text:span><text:span text:style-name="T19">Point</text:span>&amp; p4, <text:span text:style-name="T17">const </text:span><text:span text:style-name="T19">Point</text:span>&amp; p5)</text:p>
      <text:p text:style-name="P41"><text:soft-page-break/><text:s text:c="8"/><text:span text:style-name="T31">: </text:span><text:span text:style-name="T27">p1_</text:span><text:span text:style-name="T31">(p1), </text:span><text:span text:style-name="T27">p2_</text:span><text:span text:style-name="T31">(p2), </text:span><text:span text:style-name="T27">p3_</text:span><text:span text:style-name="T31">(p3), </text:span><text:span text:style-name="T27">p4_</text:span><text:span text:style-name="T31">(p4), </text:span><text:span text:style-name="T27">p5_</text:span><text:span text:style-name="T31">(p5) {}</text:span></text:p>
      <text:p text:style-name="P36"><text:span text:style-name="T17">double </text:span><text:span text:style-name="T19">Pentagon</text:span>::Area() <text:span text:style-name="T17">const </text:span>{</text:p>
      <text:p text:style-name="P41"><text:s text:c="4"/><text:span text:style-name="T18">return</text:span></text:p>
      <text:p text:style-name="P41"><text:span text:style-name="T16"><text:s text:c="4"/></text:span><text:span text:style-name="T31">point_and_straight_distance(</text:span><text:span text:style-name="T27">p1_</text:span><text:span text:style-name="T31">, </text:span><text:span text:style-name="T27">p2_</text:span><text:span text:style-name="T31">, </text:span><text:span text:style-name="T27">p3_</text:span><text:span text:style-name="T31">) * </text:span><text:span text:style-name="T20">Vector</text:span><text:span text:style-name="T31">(</text:span><text:span text:style-name="T27">p2_</text:span><text:span text:style-name="T31">, </text:span><text:span text:style-name="T27">p3_</text:span><text:span text:style-name="T31">).length() / </text:span><text:span text:style-name="T25">2</text:span></text:p>
      <text:p text:style-name="P41"><text:span text:style-name="T24"><text:s text:c="4"/></text:span><text:span text:style-name="T31">+ point_and_straight_distance(</text:span><text:span text:style-name="T27">p1_</text:span><text:span text:style-name="T31">, </text:span><text:span text:style-name="T27">p3_</text:span><text:span text:style-name="T31">, </text:span><text:span text:style-name="T27">p4_</text:span><text:span text:style-name="T31">) * </text:span><text:span text:style-name="T20">Vector</text:span><text:span text:style-name="T31">(</text:span><text:span text:style-name="T27">p3_</text:span><text:span text:style-name="T31">, </text:span><text:span text:style-name="T27">p4_</text:span><text:span text:style-name="T31">).length() / </text:span><text:span text:style-name="T25">2</text:span></text:p>
      <text:p text:style-name="P41"><text:span text:style-name="T24"><text:s text:c="4"/></text:span><text:span text:style-name="T31">+ point_and_straight_distance(</text:span><text:span text:style-name="T27">p1_</text:span><text:span text:style-name="T31">, </text:span><text:span text:style-name="T27">p4_</text:span><text:span text:style-name="T31">, </text:span><text:span text:style-name="T27">p5_</text:span><text:span text:style-name="T31">) * </text:span><text:span text:style-name="T20">Vector</text:span><text:span text:style-name="T31">(</text:span><text:span text:style-name="T27">p4_</text:span><text:span text:style-name="T31">, </text:span><text:span text:style-name="T27">p5_</text:span><text:span text:style-name="T31">).length() / </text:span><text:span text:style-name="T25">2</text:span><text:span text:style-name="T31">;</text:span></text:p>
      <text:p text:style-name="P36">}</text:p>
      <text:p text:style-name="P36"><text:span text:style-name="T19">Point Pentagon</text:span>::Center() <text:span text:style-name="T17">const </text:span>{</text:p>
      <text:p text:style-name="P41"><text:s text:c="4"/><text:span text:style-name="T18">return </text:span><text:span text:style-name="T31">(</text:span><text:span text:style-name="T27">p1_ </text:span><text:span text:style-name="T20">+ </text:span><text:span text:style-name="T27">p2_ </text:span><text:span text:style-name="T20">+ </text:span><text:span text:style-name="T27">p3_ </text:span><text:span text:style-name="T20">+ </text:span><text:span text:style-name="T27">p4_ </text:span><text:span text:style-name="T20">+ </text:span><text:span text:style-name="T27">p5_</text:span><text:span text:style-name="T31">) </text:span><text:span text:style-name="T20">/ </text:span><text:span text:style-name="T25">5</text:span><text:span text:style-name="T31">;</text:span></text:p>
      <text:p text:style-name="P36">}</text:p>
      <text:p text:style-name="P36"><text:span text:style-name="T17">void </text:span><text:span text:style-name="T19">Pentagon</text:span>::Print(<text:span text:style-name="T19">std</text:span>::<text:span text:style-name="T22">ostream</text:span>&amp; os) <text:span text:style-name="T17">const </text:span>{</text:p>
      <text:p text:style-name="P41"><text:s text:c="4"/><text:span text:style-name="T31">os </text:span><text:span text:style-name="T20">&lt;&lt; </text:span><text:span text:style-name="T15">"Pentagon, p1: " </text:span><text:span text:style-name="T20">&lt;&lt; </text:span><text:span text:style-name="T27">p1_ </text:span><text:span text:style-name="T20">&lt;&lt; </text:span><text:span text:style-name="T15">", p2: " </text:span><text:span text:style-name="T20">&lt;&lt; </text:span><text:span text:style-name="T27">p2_ </text:span><text:span text:style-name="T20">&lt;&lt; </text:span><text:span text:style-name="T15">", p3: " </text:span><text:span text:style-name="T20">&lt;&lt; </text:span><text:span text:style-name="T27">p3_ </text:span><text:span text:style-name="T20">&lt;&lt; </text:span><text:span text:style-name="T15">", p4: " </text:span><text:span text:style-name="T20">&lt;&lt; </text:span><text:span text:style-name="T27">p4_ </text:span><text:span text:style-name="T20">&lt;&lt; </text:span><text:span text:style-name="T15">", p5: " </text:span><text:span text:style-name="T20">&lt;&lt; </text:span><text:span text:style-name="T27">p5_</text:span><text:span text:style-name="T31">;</text:span></text:p>
      <text:p text:style-name="P36">}</text:p>
      <text:p text:style-name="P36"><text:span text:style-name="T17">void </text:span><text:span text:style-name="T19">Pentagon</text:span>::Scan(<text:span text:style-name="T19">std</text:span>::<text:span text:style-name="T22">istream </text:span>&amp;is) {</text:p>
      <text:p text:style-name="P41"><text:s text:c="4"/><text:span text:style-name="T20">Point </text:span><text:span text:style-name="T31">p1, p2, p3, p4, p5;</text:span></text:p>
      <text:p text:style-name="P41"><text:s text:c="4"/><text:span text:style-name="T31">is </text:span><text:span text:style-name="T20">&gt;&gt; </text:span><text:span text:style-name="T31">p1 </text:span><text:span text:style-name="T20">&gt;&gt; </text:span><text:span text:style-name="T31">p2 </text:span><text:span text:style-name="T20">&gt;&gt; </text:span><text:span text:style-name="T31">p3 </text:span><text:span text:style-name="T20">&gt;&gt; </text:span><text:span text:style-name="T31">p4 </text:span><text:span text:style-name="T20">&gt;&gt; </text:span><text:span text:style-name="T31">p5;</text:span></text:p>
      <text:p text:style-name="P41"><text:s text:c="4"/><text:span text:style-name="T31">*</text:span><text:span text:style-name="T18">this </text:span><text:span text:style-name="T31">= </text:span><text:span text:style-name="T20">Pentagon</text:span><text:span text:style-name="T31">(p1,p2,p3,p4,p5);</text:span></text:p>
      <text:p text:style-name="P45">}</text:p>
      <text:p text:style-name="P63"/>
      <text:p text:style-name="P7"><text:span text:style-name="T5">Figure.</text:span><text:bookmark-start text:name="__DdeLink__2335_150959209222"/><text:span text:style-name="T3">h</text:span></text:p>
      <text:p text:style-name="P39"><text:bookmark-end text:name="__DdeLink__2335_150959209222"/><text:span text:style-name="T12">#pragma </text:span><text:span text:style-name="T33">once</text:span></text:p>
      <text:p text:style-name="P36"><text:span text:style-name="T11">#include </text:span><text:span text:style-name="T14">&lt;numeric&gt;</text:span></text:p>
      <text:p text:style-name="P36"><text:span text:style-name="T11">#include </text:span><text:span text:style-name="T14">&lt;iostream&gt;</text:span></text:p>
      <text:p text:style-name="P36"><text:span text:style-name="T11">#include </text:span><text:span text:style-name="T14">&lt;vector&gt;</text:span></text:p>
      <text:p text:style-name="P36"><text:span text:style-name="T11">#include </text:span><text:span text:style-name="T14">&lt;cmath&gt;</text:span></text:p>
      <text:p text:style-name="P36"><text:span text:style-name="T11">#include </text:span><text:span text:style-name="T14">&lt;limits&gt;</text:span></text:p>
      <text:p text:style-name="P36"><text:span text:style-name="T17">struct </text:span><text:span text:style-name="T19">Point </text:span>{</text:p>
      <text:p text:style-name="P41"><text:s text:c="4"/><text:span text:style-name="T18">double </text:span><text:span text:style-name="T27">x</text:span><text:span text:style-name="T31">;</text:span></text:p>
      <text:p text:style-name="P41"><text:s text:c="4"/><text:span text:style-name="T18">double </text:span><text:span text:style-name="T27">y</text:span><text:span text:style-name="T31">;</text:span></text:p>
      <text:p text:style-name="P36">};</text:p>
      <text:p text:style-name="P36"><text:span text:style-name="T19">Point </text:span><text:span text:style-name="T21">operator </text:span>+ (<text:span text:style-name="T17">const </text:span><text:span text:style-name="T19">Point</text:span>&amp; lhs, <text:span text:style-name="T17">const </text:span><text:span text:style-name="T19">Point</text:span>&amp; rhs);</text:p>
      <text:p text:style-name="P36"><text:span text:style-name="T19">Point </text:span><text:span text:style-name="T21">operator </text:span>- (<text:span text:style-name="T17">const </text:span><text:span text:style-name="T19">Point</text:span>&amp; lhs, <text:span text:style-name="T17">const </text:span><text:span text:style-name="T19">Point</text:span>&amp; rhs);</text:p>
      <text:p text:style-name="P36"><text:span text:style-name="T19">Point </text:span><text:span text:style-name="T21">operator </text:span>* (<text:span text:style-name="T17">const </text:span><text:span text:style-name="T19">Point</text:span>&amp; p, <text:span text:style-name="T17">double </text:span>d);</text:p>
      <text:p text:style-name="P36"><text:span text:style-name="T19">Point </text:span><text:span text:style-name="T21">operator </text:span>/ (<text:span text:style-name="T17">const </text:span><text:span text:style-name="T19">Point</text:span>&amp; p, <text:span text:style-name="T17">double </text:span>d);</text:p>
      <text:p text:style-name="P36"><text:span text:style-name="T19">std</text:span>::<text:span text:style-name="T22">ostream</text:span>&amp; <text:span text:style-name="T21">operator </text:span>&lt;&lt; (<text:span text:style-name="T19">std</text:span>::<text:span text:style-name="T22">ostream</text:span>&amp; os, <text:span text:style-name="T17">const </text:span><text:span text:style-name="T19">Point</text:span>&amp; p);</text:p>
      <text:p text:style-name="P36"><text:span text:style-name="T19">std</text:span>::<text:span text:style-name="T22">istream</text:span>&amp; <text:span text:style-name="T21">operator </text:span>&gt;&gt; (<text:span text:style-name="T19">std</text:span>::<text:span text:style-name="T22">istream</text:span>&amp; is, <text:span text:style-name="T19">Point</text:span>&amp; p);</text:p>
      <text:p text:style-name="P36"><text:span text:style-name="T17">double </text:span>point_and_straight_distance(<text:span text:style-name="T19">Point </text:span>p1, <text:span text:style-name="T19">Point </text:span>p2, <text:span text:style-name="T19">Point </text:span>p3);</text:p>
      <text:p text:style-name="P36"><text:span text:style-name="T17">double </text:span>straight_lenght(<text:span text:style-name="T19">Point </text:span>p1, <text:span text:style-name="T19">Point </text:span>p2);</text:p>
      <text:p text:style-name="P36"><text:span text:style-name="T17">class </text:span><text:span text:style-name="T19">Figure </text:span>{</text:p>
      <text:p text:style-name="P36"><text:span text:style-name="T17">public</text:span>:</text:p>
      <text:p text:style-name="P41"><text:s text:c="4"/><text:span text:style-name="T18">virtual </text:span><text:span text:style-name="T20">Point </text:span><text:span text:style-name="T31">Center() </text:span><text:span text:style-name="T18">const </text:span><text:span text:style-name="T31">= </text:span><text:span text:style-name="T25">0</text:span><text:span text:style-name="T31">;</text:span></text:p>
      <text:p text:style-name="P41"><text:s text:c="4"/><text:span text:style-name="T18">virtual double </text:span><text:span text:style-name="T31">Area() </text:span><text:span text:style-name="T18">const </text:span><text:span text:style-name="T31">= </text:span><text:span text:style-name="T25">0</text:span><text:span text:style-name="T31">;</text:span></text:p>
      <text:p text:style-name="P41"><text:s text:c="4"/><text:span text:style-name="T18">virtual void </text:span><text:span text:style-name="T31">Print(</text:span><text:span text:style-name="T20">std</text:span><text:span text:style-name="T31">::</text:span><text:span text:style-name="T23">ostream</text:span><text:span text:style-name="T31">&amp; os) </text:span><text:span text:style-name="T18">const </text:span><text:span text:style-name="T31">= </text:span><text:span text:style-name="T25">0</text:span><text:span text:style-name="T31">;</text:span></text:p>
      <text:p text:style-name="P41"><text:s text:c="4"/><text:span text:style-name="T18">virtual </text:span><text:span text:style-name="T31">~Figure() = </text:span><text:span text:style-name="T18">default</text:span><text:span text:style-name="T31">;</text:span></text:p>
      <text:p text:style-name="P36">};</text:p>
      <text:p text:style-name="P45"><text:span text:style-name="T19">std</text:span>::<text:span text:style-name="T22">ostream</text:span>&amp; <text:span text:style-name="T21">operator </text:span>&lt;&lt; (<text:span text:style-name="T19">std</text:span>::<text:span text:style-name="T22">ostream</text:span>&amp; str, <text:span text:style-name="T17">const </text:span><text:span text:style-name="T19">Figure</text:span>&amp; fig);</text:p>
      <text:p text:style-name="P63"><text:soft-page-break/></text:p>
      <text:p text:style-name="P49">Figure.cpp<text:bookmark text:name="__DdeLink__2335_1509592092221"/></text:p>
      <text:p text:style-name="P36"><text:span text:style-name="T11">#include </text:span><text:span text:style-name="T14">"Figure.h"</text:span></text:p>
      <text:p text:style-name="P36"><text:span text:style-name="T19">Point </text:span><text:span text:style-name="T21">operator </text:span>+ (<text:span text:style-name="T17">const </text:span><text:span text:style-name="T19">Point</text:span>&amp; lhs, <text:span text:style-name="T17">const </text:span><text:span text:style-name="T19">Point</text:span>&amp; rhs) {</text:p>
      <text:p text:style-name="P41"><text:s text:c="4"/><text:span text:style-name="T18">return </text:span><text:span text:style-name="T31">{lhs.</text:span><text:span text:style-name="T27">x </text:span><text:span text:style-name="T31">+ rhs.</text:span><text:span text:style-name="T27">x</text:span><text:span text:style-name="T31">, lhs.</text:span><text:span text:style-name="T27">y </text:span><text:span text:style-name="T31">+ rhs.</text:span><text:span text:style-name="T27">y</text:span><text:span text:style-name="T31">};</text:span></text:p>
      <text:p text:style-name="P36">}</text:p>
      <text:p text:style-name="P36"><text:span text:style-name="T19">Point </text:span><text:span text:style-name="T21">operator </text:span>- (<text:span text:style-name="T17">const </text:span><text:span text:style-name="T19">Point</text:span>&amp; lhs, <text:span text:style-name="T17">const </text:span><text:span text:style-name="T19">Point</text:span>&amp; rhs) {</text:p>
      <text:p text:style-name="P41"><text:s text:c="4"/><text:span text:style-name="T18">return </text:span><text:span text:style-name="T31">{lhs.</text:span><text:span text:style-name="T27">x </text:span><text:span text:style-name="T31">- rhs.</text:span><text:span text:style-name="T27">x</text:span><text:span text:style-name="T31">, lhs.</text:span><text:span text:style-name="T27">y </text:span><text:span text:style-name="T31">- rhs.</text:span><text:span text:style-name="T27">y</text:span><text:span text:style-name="T31">};</text:span></text:p>
      <text:p text:style-name="P36">}</text:p>
      <text:p text:style-name="P36"><text:span text:style-name="T19">Point </text:span><text:span text:style-name="T21">operator </text:span>* (<text:span text:style-name="T17">const </text:span><text:span text:style-name="T19">Point</text:span>&amp; p, <text:span text:style-name="T17">double </text:span>d) {</text:p>
      <text:p text:style-name="P41"><text:s text:c="4"/><text:span text:style-name="T18">return </text:span><text:span text:style-name="T31">{p.</text:span><text:span text:style-name="T27">x </text:span><text:span text:style-name="T31">* d, p.</text:span><text:span text:style-name="T27">y </text:span><text:span text:style-name="T31">* d};</text:span></text:p>
      <text:p text:style-name="P36">}</text:p>
      <text:p text:style-name="P36"><text:span text:style-name="T19">Point </text:span><text:span text:style-name="T21">operator </text:span>/ (<text:span text:style-name="T17">const </text:span><text:span text:style-name="T19">Point</text:span>&amp; p, <text:span text:style-name="T17">double </text:span>d) {</text:p>
      <text:p text:style-name="P41"><text:s text:c="4"/><text:span text:style-name="T18">return </text:span><text:span text:style-name="T31">{p.</text:span><text:span text:style-name="T27">x </text:span><text:span text:style-name="T31">/ d, p.</text:span><text:span text:style-name="T27">y </text:span><text:span text:style-name="T31">/ d};</text:span></text:p>
      <text:p text:style-name="P36">}</text:p>
      <text:p text:style-name="P36"><text:span text:style-name="T19">std</text:span>::<text:span text:style-name="T22">ostream</text:span>&amp; <text:span text:style-name="T21">operator </text:span>&lt;&lt; (<text:span text:style-name="T19">std</text:span>::<text:span text:style-name="T22">ostream</text:span>&amp; os, <text:span text:style-name="T17">const </text:span><text:span text:style-name="T19">Point</text:span>&amp; p) {</text:p>
      <text:p text:style-name="P41"><text:s text:c="4"/><text:span text:style-name="T18">return </text:span><text:span text:style-name="T31">os </text:span><text:span text:style-name="T20">&lt;&lt; </text:span><text:span text:style-name="T31">p.</text:span><text:span text:style-name="T27">x </text:span><text:span text:style-name="T20">&lt;&lt; </text:span><text:span text:style-name="T15">" " </text:span><text:span text:style-name="T20">&lt;&lt; </text:span><text:span text:style-name="T31">p.</text:span><text:span text:style-name="T27">y</text:span><text:span text:style-name="T31">;</text:span></text:p>
      <text:p text:style-name="P36">}</text:p>
      <text:p text:style-name="P36"><text:span text:style-name="T19">std</text:span>::<text:span text:style-name="T22">istream</text:span>&amp; <text:span text:style-name="T21">operator </text:span>&gt;&gt; (<text:span text:style-name="T19">std</text:span>::<text:span text:style-name="T22">istream</text:span>&amp; is, <text:span text:style-name="T19">Point</text:span>&amp; p) {</text:p>
      <text:p text:style-name="P41"><text:s text:c="4"/><text:span text:style-name="T18">return </text:span><text:span text:style-name="T31">is </text:span><text:span text:style-name="T20">&gt;&gt; </text:span><text:span text:style-name="T31">p.</text:span><text:span text:style-name="T27">x </text:span><text:span text:style-name="T20">&gt;&gt; </text:span><text:span text:style-name="T31">p.</text:span><text:span text:style-name="T27">y</text:span><text:span text:style-name="T31">;</text:span></text:p>
      <text:p text:style-name="P36">}</text:p>
      <text:p text:style-name="P36"><text:span text:style-name="T19">std</text:span>::<text:span text:style-name="T22">ostream</text:span>&amp; <text:span text:style-name="T21">operator </text:span>&lt;&lt; (<text:span text:style-name="T19">std</text:span>::<text:span text:style-name="T22">ostream</text:span>&amp; os, <text:span text:style-name="T17">const </text:span><text:span text:style-name="T19">Figure</text:span>&amp; fig) {</text:p>
      <text:p text:style-name="P41"><text:s text:c="4"/><text:span text:style-name="T31">fig.Print(os);</text:span></text:p>
      <text:p text:style-name="P41"><text:s text:c="4"/><text:span text:style-name="T18">return </text:span><text:span text:style-name="T31">os;</text:span></text:p>
      <text:p text:style-name="P36">}</text:p>
      <text:p text:style-name="P36"><text:span text:style-name="T17">double </text:span>point_and_straight_distance(<text:span text:style-name="T19">Point </text:span>p1, <text:span text:style-name="T19">Point </text:span>p2, <text:span text:style-name="T19">Point </text:span>p3) {</text:p>
      <text:p text:style-name="P41"><text:s text:c="4"/><text:span text:style-name="T18">double </text:span><text:span text:style-name="T31">A = p2.</text:span><text:span text:style-name="T27">y </text:span><text:span text:style-name="T31">- p3.</text:span><text:span text:style-name="T27">y</text:span><text:span text:style-name="T31">;</text:span></text:p>
      <text:p text:style-name="P41"><text:s text:c="4"/><text:span text:style-name="T18">double </text:span><text:span text:style-name="T31">B = p3.</text:span><text:span text:style-name="T27">x </text:span><text:span text:style-name="T31">- p2.</text:span><text:span text:style-name="T27">x</text:span><text:span text:style-name="T31">;</text:span></text:p>
      <text:p text:style-name="P41"><text:s text:c="4"/><text:span text:style-name="T18">double </text:span><text:span text:style-name="T31">C = p2.</text:span><text:span text:style-name="T27">x</text:span><text:span text:style-name="T31">*p3.</text:span><text:span text:style-name="T27">y </text:span><text:span text:style-name="T31">- p3.</text:span><text:span text:style-name="T27">x</text:span><text:span text:style-name="T31">*p2.</text:span><text:span text:style-name="T27">y</text:span><text:span text:style-name="T31">;</text:span></text:p>
      <text:p text:style-name="P41"><text:s text:c="4"/><text:span text:style-name="T18">return </text:span><text:span text:style-name="T31">(</text:span><text:span text:style-name="T20">std</text:span><text:span text:style-name="T31">::abs(A*p1.</text:span><text:span text:style-name="T27">x </text:span><text:span text:style-name="T31">+ B*p1.</text:span><text:span text:style-name="T27">y </text:span><text:span text:style-name="T31">+ C) / </text:span><text:span text:style-name="T20">std</text:span><text:span text:style-name="T31">::sqrt(A*A + B*B));</text:span></text:p>
      <text:p text:style-name="P36">}</text:p>
      <text:p text:style-name="P36"><text:span text:style-name="T17">double </text:span>straight_lenght(<text:span text:style-name="T19">Point </text:span>p1, <text:span text:style-name="T19">Point </text:span>p2) {</text:p>
      <text:p text:style-name="P41"><text:s text:c="4"/><text:span text:style-name="T18">return </text:span><text:span text:style-name="T20">std</text:span><text:span text:style-name="T31">::sqrt(</text:span><text:span text:style-name="T20">std</text:span><text:span text:style-name="T31">::pow(p2.</text:span><text:span text:style-name="T27">x </text:span><text:span text:style-name="T31">- p1.</text:span><text:span text:style-name="T27">x</text:span><text:span text:style-name="T31">, </text:span><text:span text:style-name="T25">2</text:span><text:span text:style-name="T31">) + </text:span><text:span text:style-name="T20">std</text:span><text:span text:style-name="T31">::pow(p2.</text:span><text:span text:style-name="T27">y </text:span><text:span text:style-name="T31">- p1.</text:span><text:span text:style-name="T27">y</text:span><text:span text:style-name="T31">, </text:span><text:span text:style-name="T25">2</text:span><text:span text:style-name="T31">));</text:span></text:p>
      <text:p text:style-name="P45">}</text:p>
      <text:p text:style-name="P62"/>
      <text:list xml:id="list191809144125857" text:continue-numbering="true" text:style-name="WWNum2">
        <text:list-item>
          <text:p text:style-name="P55">Вывод</text:p>
        </text:list-item>
      </text:list>
      <text:p text:style-name="P19"><text:tab/><text:span text:style-name="T34">В результате данной работы я научился работать с Cmake, создавать базовые абстрактные классы и их классы наследники, а так же узнал больше о принципах объектно ариентированного программирования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DejaVu Sans Mono" svg:font-family="'DejaVu Sans Mono'"/>
    <style:font-face style:name="Arial" svg:font-family="Arial" style:font-family-generic="roman" style:font-pitch="variable"/>
    <style:font-face style:name="DejaVu Sans Mono1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3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706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20pt" fo:language="ru" fo:country="none" style:letter-kerning="false" style:font-name-asian="Arial1" style:font-family-asian="Arial" style:font-family-generic-asian="system" style:font-pitch-asian="variable" style:font-size-asian="20pt" style:language-asian="zh" style:country-asian="CN" style:font-name-complex="Arial1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635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16pt" fo:language="ru" fo:country="none" fo:font-weight="normal" style:letter-kerning="false" style:font-name-asian="Arial1" style:font-family-asian="Arial" style:font-family-generic-asian="system" style:font-pitch-asian="variable" style:font-size-asian="16pt" style:language-asian="zh" style:country-asian="CN" style:font-weight-asian="normal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56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ru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49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ru" fo:country="none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fo:font-style="italic" style:letter-kerning="false" style:font-name-asian="Arial1" style:font-family-asian="Arial" style:font-family-generic-asian="system" style:font-pitch-asian="variable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AR PL SungtiL GB" style:font-family-asian="'AR PL SungtiL GB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font-name-complex="OpenSymbol3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3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3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3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3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3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3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3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3" style:font-family-complex="OpenSymbol" style:font-family-generic-complex="system" style:font-pitch-complex="variable"/>
    </style:style>
    <style:style style:name="ListLabel_20_47" style:display-name="ListLabel 47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48" style:display-name="ListLabel 48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font-name-complex="OpenSymbol3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3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3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3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3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3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3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3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3" style:font-family-complex="OpenSymbol" style:font-family-generic-complex="system" style:font-pitch-complex="variable"/>
    </style:style>
    <style:style style:name="ListLabel_20_75" style:display-name="ListLabel 75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76" style:display-name="ListLabel 76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font-name-complex="OpenSymbol3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3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3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3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3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3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3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3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3" style:font-family-complex="OpenSymbol" style:font-family-generic-complex="system" style:font-pitch-complex="variable"/>
    </style:style>
    <style:style style:name="ListLabel_20_103" style:display-name="ListLabel 103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7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8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u-RU</dc:language>
    <dc:date>2019-10-25T19:18:06.886173374</dc:date>
    <meta:editing-cycles>11</meta:editing-cycles>
    <meta:editing-duration>PT18M50S</meta:editing-duration>
    <meta:generator>LibreOffice/6.0.7.3$Linux_X86_64 LibreOffice_project/00m0$Build-3</meta:generator>
    <meta:document-statistic meta:table-count="0" meta:image-count="0" meta:object-count="0" meta:page-count="15" meta:paragraph-count="492" meta:word-count="2580" meta:character-count="16024" meta:non-whitespace-character-count="12470"/>
  </office:meta>
</office:document-meta>
</file>